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לפני שאנחנו חוזרים לתרגיל אני מבקש ממכם לקחת עד כמה רגעים עם עצמכם ולשאול את השאלות הבאות אתם דיברתי עם בן אדם עכשיו נכון לצורך העניין רייינתי אפשר לפתוח קצת חלונות שיהיה יותר אוויר או מזגן או חלונות מה שאתם בוחרים יופי</text:p>
      <text:p text:style-name="Standard">לא יודע</text:p>
      <text:p text:style-name="Standard">אתם רגע עושים ניתוח של מה היה באינטראקציה הזו מה הרגשתם לא שמתם לב לב נכון לא שמתם לב מה הרגשתם מה אתם יודעים על הבן אדם איזה תדר עבר אליכם איזה סיפור הוא סיפר לכם מה אתם יודעים על האישיות שלו איזה מחשבות עברו לכם בראש איך הוא השפיע עליכם כל מה שהיה רדום בפגישה הזו כי אתם הקשבתם ככה אתה מניח</text:p>
      <text:p text:style-name="Standard">אני מניח</text:p>
      <text:p text:style-name="Standard">תן להם את קרביט</text:p>
      <text:p text:style-name="Standard">אז אתם עכשיו תגידו רגע רגע אני שמעתי את הסיפור זה מאוד מאוד מעניין אבל מה עוד ראיתי עד שאנחנו נעלף אותכם אני פה על משהו שישמח</text:p>
      <text:p text:style-name="Standard">אתה צודק אבל אני פועל בשיטה של להראות לאנשים כאן קטנים להשפיל אותם ממש ממש ממש</text:p>
      <text:p text:style-name="Standard">לתת להם תחושה של אפסיות וקטנות ואז כאילו הערה העיירה אגב העיירה במקום העיירה במקום גם התגובה לא רעה אבל הערה יותר יותר טובה אז באמת רגע עכשיו רגע לפני שנכנסים לשאול אוקיי רגע ישבתי עכשיו עם מישהו מה הרגשתי? מה אני יכול להגיד עליו? לאן זה זרק אותי? איך הבן אדם הזה השפיע עליי? איזה סוג של ריקוד היה ביני שמה? מה אולי אני כבר יודע עליו? שפחו. לא מצאנו את המיקרופון. באחד הפניסים של אני הורדתי את הסוט שלי יש מגנט שאתה לא יכול להתבלבל שזה שלך ולהשים אותי בכל זמן יכול להשיה קורה</text:p>
      <text:p text:style-name="Standard">מה</text:p>
      <text:p text:style-name="Standard">יאן בוא נקסים סיכוי בנו את שנות בוא נחפש כולנו זה לא</text:p>
      <text:p text:style-name="Standard">לא יחזור אלינו</text:p>
      <text:p text:style-name="Standard">אתם לא מבינים מה אתם בשביל הופכש הזה עד שהוא פס את זה עד שקלים</text:p>
      <text:p text:style-name="Standard">לא מה שיש עליו</text:p>
      <text:p text:style-name="Standard">לא אני נתתי לו את זה לא אבל באמת שאני רצה תמיד ללדת לא טוב אני אני יודע איפה טוב אחר כך</text:p>
      <text:p text:style-name="Standard">כן אבל זה מרייד אותו מאוד</text:p>
      <text:p text:style-name="Standard">פלתי זה נתנתק משום</text:p>
      <text:p text:style-name="Standard">מה</text:p>
      <text:p text:style-name="Standard">לא אחר כך יאללה</text:p>
      <text:p text:style-name="Standard">שעדיף לעצור את השיעור לחמש דקות ולחפש כך</text:p>
      <text:p text:style-name="Standard">לא אתם לא תמסו את זה יאללה עוד</text:p>
      <text:p text:style-name="Standard">כתבתם איפה</text:p>
      <text:p text:style-name="Standard">פעמ תכתבו, עשו רפלקסיה אחורה. כל דבר. מה התעורר בי? מה עורר בי? מה חסם אותי? לאן המחשבות שלי נדדו? מה הרגשתי מולו?</text:p>
      <text:p text:style-name="Standard">מי</text:p>
      <text:p text:style-name="Standard">גם וגם אני רוצה שתפכו להיות מכונה כזו שכל החושים שלה פתוחים בכל הממדים כל הזמן ואז תוכלו לראות מלא מה הוא הרגיש כלפיכם מה האם הוא דיבר אמת האם הוא יודע על מה הוא מדבר זה החוצה שיר אצלי מה זה אומר בסדר?</text:p>
      <text:p text:style-name="Standard">אוקיי. כיוון שאנחנו לא רוצים להיות לא הגונים ועכשיו לחסוף את החוויה שלכם על מי שיש מולכם יש לזה מימד מהציצנים מבלי שקיבלנו רשות לדבר הזה בוא רק תגידו מה השאלה שלי עכשיו גרמה לכם לראות או להרגיש מה זה עורר מה מה מה התעורר שאלה</text:p>
      <text:p text:style-name="Standard">אני לא רציתי א</text:p>
      <text:p text:style-name="Standard">ביקשתי</text:p>
      <text:p text:style-name="Standard">אני בעיקר כאילו לא רציתי לעשות אז רגע שנייה קיבלתי את התרגיל הזה עכשיו לעשות נכון מה עלה מה את יודעת להגיד עלייך בעקבות הרפלקציה הזוים איזה כאלה של אים של יותר חיצוניים ואז א ככל שהעמדתי במה זה גרם לי להבין הזה</text:p>
      <text:p text:style-name="Standard">גם לגביו. אז מה המסקנה האימונית הטיפולית? איך את לוקחת את זה? אחד מהנגיות ככל שאתה יותר א אה עובד מה שאתה מגיד בעצם זה יותר איזשהו חיבור שחל.</text:p>
      <text:p text:style-name="Standard">מעניין עוד אני רוצה להעמיק בזה תכף. כן</text:p>
      <text:p text:style-name="Standard">שאלתי שאלה טיבית שהיא פגעה אבל בדיעבד שאני משחזרת את השאלה הזאת האינגניטיבית זה היה ממקום ש כאילו מקום שאני מכירה</text:p>
      <text:p text:style-name="Standard">זה מצד אחד פגע אבל מצד שני אני לא יודעת האם זה מקום נכון לפעול ממנו כי זה מהעולם האישי שלי</text:p>
      <text:p text:style-name="Standard">שאלה טובה יכול להיות שהיית נכשלת בפעם אחרת וזה במקרה פגע אוקיי עוד</text:p>
      <text:p text:style-name="Standard">אוקיי אה לכת עם הסכנות עם איזה סקנות שבאמצע הדרך לפתום בילה לאיזה חוט אחר בלב ש לא היה מה שנאמר ב זה לא היה סיפור שספרתי א ניסיתי לשמור על איזה ראש פתוח ופתאום איזה הערה ש אתה רפע את הקלפים למקום אחר לגמרי</text:p>
      <text:p text:style-name="Standard">ומה עשית עם ההערה הזו</text:p>
      <text:p text:style-name="Standard"><text:soft-page-break/>אה קודם כל שמעתי אותה זאת אומרת צרתי שנייה מרגע אולי יש לי איזה סימן שאלה רבתי גם איזה הנחה אינטואיטיבית א מה זה אינטואיציה זה כזה אוסף של דברים שאתה עושה זה לא כסם</text:p>
      <text:p text:style-name="Standard">זה גם היה קשוב באזורי חיוג אבל לא העמקנו את כל הסרת אבל כאילו זה גרם לי להבין שאולי הרצון זאת אומרת זה הצקםציות קצת אולי הרצון החופשי שסיפרת לי עד עכשיו זה בכלל א תפקיד שאת תקבלת צוף בעולם כאלה ו אוקיי, עוד</text:p>
      <text:p text:style-name="Standard">אני חושב ש כאילו החזקתי את אני חושב שהלכתי לאיבוד במה שאני רוצה לגלות כאילו לא הייתי סיבור לעצמי אם אני הולך לכיוון הרצון או לכיוון השורש</text:p>
      <text:p text:style-name="Standard">אז שאתה הולך לגלות אצלה</text:p>
      <text:p text:style-name="Standard">כן מה אני מנסה לדבר באמצעות השאלה הזאמ שלא שאלה שמעדה לברר מה הרצון או האמא שלי שאלה שמעדה לברר מי הבן אדם שלי</text:p>
      <text:p text:style-name="Standard">האם זה רצון של פחד או של אהבה מה זאת אומרת מה השורש לא מה או להעמיק את ההבנה שלי של הבן אדם</text:p>
      <text:p text:style-name="Standard">זאת אומרת אלה שני שני הקדורים שהתי</text:p>
      <text:p text:style-name="Standard">מה לא היה לך ברור מאיפה הקשבת או מה הייתה מטרת ההקשבה שלך מנסה או האם אני מנסה באמצעות התיאור המאוד מאוד יפה של הרצון החופשי להבין מי הבן אדם שומ</text:p>
      <text:p text:style-name="Standard">אני חושב שיש פה נקודה מאוד מאוד משמעותית וזה משהו שאני אראה אותו אני חושב שזה יקרה הרבה מאוד פעמים מאיפה אתם מקשיבים? אה, הרבה פעמים אנשים יתחילו לדבר איתכם, לספר לכם סיפורים, ואם אתם לא תדעו מה מטרת ההקשבה שלכם, אתם תוצפו ולא תהיה לכם אחיזה בתוכן. אתם מבינים? כי הבן אדם יכול להציף אותך עכשיו התחיל לספר לך סיפור של 70,000 מילה וא אתה לא תדע מה רלוונטי, מה לא רלוונטי, מה לאסוף, מה לאסוף. מה לשאול, מה להשיקבע זה אם ברור לך מה המשימה שלך בהקשבה.</text:p>
      <text:p text:style-name="Standard">אני לא יודע אם פספסתי אותה או שלא אמרת אותה בכוונה. לא לא יוד</text:p>
      <text:p text:style-name="Standard">אז מה הפתרון?</text:p>
      <text:p text:style-name="Standard">מה הפתרון שהיה לי כאן?</text:p>
      <text:p text:style-name="Standard">מה הפתרון בכלל לסוגיה הזו?</text:p>
      <text:p text:style-name="Standard">אני בחרתי את המקום שהרגשתי שאליו אני צריך ללכת אבל אני גודם זה נכון</text:p>
      <text:p text:style-name="Standard">אז אז מה פתרון יותר טוב לשאול מה</text:p>
      <text:p text:style-name="Standard">להגדיר את ואז מי מגדיר את המטרה?</text:p>
      <text:p text:style-name="Standard">אתה מגדיר משהו, זה לא כאילו לא סוגר אותך ל פה אבל הייתה מטרה ברורה לגלות רצון חופשי אבל בטיפול אבל אתה מסת</text:p>
      <text:p text:style-name="Standard">אז אם אתה לא סגור למה אתה רוצה להקשיר אתה שואל אתה ש מה אתה שואל שאלה</text:p>
      <text:p text:style-name="Standard">מה אתה היית שואל</text:p>
      <text:p text:style-name="Standard">היית רוצה להשיג</text:p>
      <text:p text:style-name="Standard">מה היית רוצה להשיג למה אתה פה לפעמים מתיישבתי עם מישהו בקליניקה מתחיל לספר לי סיפורים אלף לילה ולילה באמת הכל מאוד מאוד מעניין ויכול להיות שאם הייתי פסיכולוג הייתי פה דופק לא יודע רבעון בספר סיפורים רלוונטי לא רלוונטי אני אומר לו שנייה רגע אני חייב להבין מאיפה אתה רוצה שאני אקשיב למה אתה מספר לי את כל זה אה למה אני בצומת בקריירה אה אז כל זה לא רלוונטי</text:p>
      <text:p text:style-name="Standard">מה השאלה הרבה פעמים הם לא יודעים להגדיר בדיוק</text:p>
      <text:p text:style-name="Standard">מה זה הרבה פעמים</text:p>
      <text:p text:style-name="Standard">אומרים באתי כי אני רוצה לאהוב את עצמי יותר אה אוקיי, בסדר. אז יש ועליו הרבה גם באמצע טיפול, זאת אומרת, נגיד אני עם מישהו כבר איזשהיא תקופה ואנחנו עובדים על משהו מסוים, אני כבר מכירה הרבה על מערכת ההפעלה שלו ויש איזשהו שלב פתאום שאתם מרגישים ש עבדנו כבר על משהו והוא כבר הפתר אותו ולא ברור שוב מה המטרה. אותו דבר ואז אין לכם מאיפה אין אין עוגן אין מאיפה להפקיע מקצות וזה לא שאני אני יודעת לפוצח מהתפלה עוד פעם ועוד פעם ועוד פעם אבל מה ואז אני שוב עוצרת ואומרת שנייה רגע מה מה עוד מהר מה עוד למדתם מהרפלקציה הזו על עצמכם עכשיו?</text:p>
      <text:p text:style-name="Standard">אני לא הצלחתי לזהות א את ההבדלים בין רצם חופשי לבין רגע מערכת הפעלה שמניעה אותי כדי לייצר משמעות בעולם.</text:p>
      <text:p text:style-name="Standard">מעולה. בוא נחזור רגע למאה. מאיה אמרה משהו מעניין. מה היא אמרה? חייבים לשייף את זה שלזכור כל מה שנאמר לכם. מה היא אמרה? מאיה תרימי את היד. אפיל הקהל כן היא אמרה למדתי הבנתי שלהקשיב לעצמי לא להיות בניתוק להרגיש גם אותי מה אמרת</text:p>
      <text:p text:style-name="Standard">יופי מה הסכנה ולמה צריך לשים לב פה ואיך עושים את זה שהיא שלה אבל באמת אמפטיה</text:p>
      <text:p text:style-name="Standard">נכון כי אם אני פועל מתוך החוויה הזו בלי להזבות</text:p>
      <text:p text:style-name="Standard">אני חושבת שיש משהו ב אולי בשיטה הזאת שהוא אחרת כי אם זה משהו שכאילו מפיד משהו יכול לצד אה שזה מזהה איזשהו משורד אצל ה</text:p>
      <text:p text:style-name="Standard">נכון אז אנחנו צריכים להיזהר לא ליפול להזדהות להגיד טוב הוא מעצבן הוא בלתי נסבל הוא זה אלא להתבונן גם עליי באיזשהי ריחוק ולגיד תקשיב עולה בי עכשיו באמת צלידה מהבן אדם הזה, מה יש בו שמעורר את זה בי? יש לי ברור חלק שמופעל מתוך הדבר הזה, אבל מה קורה פה באינטראקציה הזאתי? <text:soft-page-break/>אני סוערת. על מה אני סוערת? מה קרה פה? עכשיו, לפעמים נגלה שזה איזה השתקפות אצלנו ואנחנו נגיע כמובן גם לדברים האלה ולפעמים נגיד זה סיפור, הוא מספר לי סיפור, הוא עונה לי נורא מהר. למה הוא עונה לי כל כך מהר? אני מרגיש שכאילו אומר, "אין לי תשובות בשבילך." אוקיי. מה? למה הקצרה? אז להיות מסוגלים אנחנו כן אני מאוד מאוד נותן רספקט למה אני מרגיש כרגע הלכתי לאיבוד אני חולם הוא מתסכל אותי הוא אין לי סובלונות אליו יש לפעמים אנשים שגים לקניקה אני רוצה שהם ישרפו חיים בכיסא לא רוצה לראות אותם</text:p>
      <text:p text:style-name="Standard">זה הצד האמפטי של</text:p>
      <text:p text:style-name="Standard">וזה כשאני קם אמפטי</text:p>
      <text:p text:style-name="Standard">מה קרה מה קרה למה אני לא יכול לשתכחות שלו זה קשור אליי לתיקונים שאני מכיר אחלה 100% שיעור שלי אבל אם זה לא אני ו זה לא משהו שבטבע שלי להיות ככה. למה זה מחלץ את זה ממני? מה הריקוד בין התודעות? זה מאוד מאוד מאוד מעניין כי יש סיכוי שזה לא קורה לו רק מולך. פתאום אני מוצא את עצמי הולך לאיבוד, אני אומר טל, אתה בן אדם שהולך לאיבוד? לא, אני תזרקי אותי לצדה מוקשים אנושי, אני אמצא את הקו המנחה. איך הלכתי פה לאיבוד? אה, הוא מוליך, הוא מוליך בככה שהבן אדם מוליך אותי. אוקיי, בוא נראה מה הדבר הזה. כלומר, החוויה שלי בפירוש משקפת מה קורה לי. מול התודעה שלצד השני. בסדר? אז אנחנו כל הזמן מרגישים את הדבר הזה. מישהו מספר סיפור קורה עליו ואני כלום. אין אמפטיה. יכול להיות שאין אמפתיה. אני בשנייה בוכה כשמישהו סובל. כוכב נולד. אני בוכה מהתחלה ועד הסוף. איך יכול להיות? איך יכול להיות שהייתה פה עכשיו דרמה ואני לא מרגיש כלום? אני אומר לכם היום או אתמול מתחבר לי סיפרה לי על מכות רצח האלה.</text:p>
      <text:p text:style-name="Standard">כן. אני אין לי אליה. לא הלב שלי לא יוצא אליה איך יכול להיות שהלב שלי לא יוצא אליה</text:p>
      <text:p text:style-name="Standard">לא יודע משהו שם שאלה זו שאלה בסדר זה ברור אבל כשאנחנו לא מתבוננים מספיקחוק אנחנו לא שואלים את השאלה הזאת אנחנו אומרים אני לא מרגיש אני לא יודע אני מנסה מפה מנסה מפה מנסה מפה מנסה מפה מה אני מרגיש מה החוויה טוב אה למה מדברים על רצון תתחילו לשוט למה הדיבור על רצון הוא כל כך קריטי מצפן ראשוני עוד אבל תרחיבו דברו עוד למה למה זה מהות העבודה</text:p>
      <text:p text:style-name="Standard">כמה ש לפרק את זה לעזור לעצמך אז הרצון קומ</text:p>
      <text:p text:style-name="Standard">הרצון לפרק את זה כן אבל בכל אוקיי עוד חבר'ה דברו דברו אמת דברו מציאות רגע אתם צודקים אבל תסבירו לי למה כל כך חשוב לברר רצון של בן אדם</text:p>
      <text:p text:style-name="Standard">בוא נלך הפוך מה קורה למי שלא יודע מה הוא רוצה או לא מחובר לרצונות שלו או לא מממש את הרצונות שלו יותר עצמה מסובר לקחתיך באיזשהו לא רוצה קבוי</text:p>
      <text:p text:style-name="Standard">רוצה להגיד</text:p>
      <text:p text:style-name="Standard">קבוי כי חבר'ה לא בתשובה במילה אנחנו תהליכים הוא כבוי כי אלמנט שלו לא מבין את זה הוא כבוי כי מה קרה סתם הוא קבוי כי בא להביא לעולם</text:p>
      <text:p text:style-name="Standard">ואם מה זה אומר שהוא לא מיושר?</text:p>
      <text:p text:style-name="Standard">ואם הוא לא מממש את המתנה שהוא קיבל תמשיכו אחד על גבי השני הלאה עוד הוא לא בבחירה עוד</text:p>
      <text:p text:style-name="Standard">וכבר לרוחב כן עוד</text:p>
      <text:p text:style-name="Standard">משפיע על המעגלים הרכבים של העוד</text:p>
      <text:p text:style-name="Standard">דיברנו על המולש הזה על הדלטא</text:p>
      <text:p text:style-name="Standard">כן</text:p>
      <text:p text:style-name="Standard">יש יש את ה מציאות יש את הרצון להקטין או להגדיל את הפר אם אתה לא יודע מה אתה רוצה אז אתה לא יכול בכלל לפעול שום פעולה רלוונטית כדי לצמצם או לא</text:p>
      <text:p text:style-name="Standard">מעולה עוד</text:p>
      <text:p text:style-name="Standard">שם בעצם</text:p>
      <text:p text:style-name="Standard">עוד</text:p>
      <text:p text:style-name="Standard">בלהיות בתשוקה זה להיות באהבה אהבה היא קואה היא ככה להיות במחומת ממכם זה בהפרח אומר בעה סבורה</text:p>
      <text:p text:style-name="Standard">מדהים עוד</text:p>
      <text:p text:style-name="Standard">אומרים דברים נכונים כן</text:p>
      <text:p text:style-name="Standard">טוב שהוא לא מ כל הדר</text:p>
      <text:p text:style-name="Standard">כלומר</text:p>
      <text:p text:style-name="Standard">חוץ מהיכול להיות הלאה ומה במערכת ההפעלה חושה מה יש מתחת לזה רק פחדים אמונה היא ביטוי של הפחד אמרנו אל מול כל רצון חופשי יש פחד שמושך אותו למטה מי שלא מחובר לרצון שלו בוודאי למה הוא עוד לא מחובר עצמו זה כותרת רחבה אין דבר כזה לא מחובר לעצמי איך יותר מינורי אם אני לא מחובר לרשונות שלי בוודאי שאני לא נותן מקום ל רגשות שלי אם אני לא מחובר לרצונות שלי אני לא מחובר לרגשות שלי אם אני לא מחובר לרגשות שלי ולא מחובר לרצונות שלי מה אני איך</text:p>
      <text:p text:style-name="Standard">מנותק וזה מוביל ל ל דיכאון</text:p>
      <text:p text:style-name="Standard">מחל</text:p>
      <text:p text:style-name="Standard">דיכאון</text:p>
      <text:p text:style-name="Standard">אם אני לא מחובר לרצון שלי מה החוויה שלי מה אני מרגיש</text:p>
      <text:p text:style-name="Standard"><text:soft-page-break/>מה</text:p>
      <text:p text:style-name="Standard">איזה אני שואל איזה תסכול ו לא כל מיני זה מאוד ספציפי חבר'ה זה תקשיבו רגע יש איזה היררכיה יש איזה סדר לא מחובר לרצונות שלי אם אני לא חי בעלימה עם הרצונות שלי יש סט קבוע של של רגשות שמחובר למטה מה אם ואז אתה אם מישהו בא אליכם מהרגשות האלה אתה מיד יכול לדעת שהוא לא מחובר לרצונות אז</text:p>
      <text:p text:style-name="Standard">איזה רגשות לא אלה רגשות ראקטיבים לא בסדר בכלל כן, אתה לא מבין את זה מכיוון שכעס אתה לא מחובר לרגשות המקור שלך, להוויה של התשוקה שלך, ללב שלך. אתה פוגש רגשות של תגידו איזה כעס, תסכול, שנאה, יאוש,</text:p>
      <text:p text:style-name="Standard">חוסרונים, כל הרגשות שמבטאים את את חוסר החיבור למהות הרגשית, ל אני מבין מה אתה אומר עכשיו, למה אתה אומר זה לא רגשות, אבל אלה רגשות ראקטיבים הם לא רגשות של הטבע שלי, הם רגשות שצועקים אתה לא במקום הנכון שלך. עונג, שמחה, תענוג, מימוש, מילוי, תשוקה, טבע ידול כן.</text:p>
      <text:p text:style-name="Standard">בסדר, בסדר. הערה שלך במקום, אני מבין אותה, אבל אני לא מחובר לרגשות האלה ש שהם הדלק של היצירה שלי. וכשזה מתנתק אני שוקע בדיכאון. אני אסביר למה. אם אני רוצה משהו ואני לא מממש אותו, לא מקבל אותו, לא מממש אותו, יש תסכול, נכון? תסכול כעס, תסכול כעס. כמה זמן אני יכול להכיל את התסכול כעס? תסכול כעס הזה,</text:p>
      <text:p text:style-name="Standard">או עד או עד החיים, או שמה קורה? אני מוותר על ה על הרצון ונפרד מהתסכול והכס ואז מה ש ואז שוקעים בדיכאון. הבנת? זה הרצף שאנחנו מחזיקים. אותו בראש. זה לא כזה קיצוני. תחזרו על זה אתם. תסבירו מה הבנתם. חברה, איזו שפה רכה, אנחנו מנסים להמשיג בפנימיות, אבל תסתכלו על עצמך, חבר'ה. הדרך ללמוד את זה זה להסתכל על עצמכם. אוקיי, כשיש לי רצון שאני לא נותן לו מקום, לאן המים ילכו? לאן המים יזרמו? לאן התודעה תזרום? אתם מבינים? תענו על זה.</text:p>
      <text:p text:style-name="Standard">תזרום לפשרה.</text:p>
      <text:p text:style-name="Standard">כן. לתחליפים</text:p>
      <text:p text:style-name="Standard">כן</text:p>
      <text:p text:style-name="Standard">כי אני לא מצליח כי אני לא</text:p>
      <text:p text:style-name="Standard">זה בחוץ 100% מה בפנים תסכול תסכול כעס וזה לאן זה יוביל תסכול ממה אבל ממה התסכול בפועל אז התסכול הוא ממני אז יש כלפיי רגש מה מופנה כלפיי איזה כאן הלימות, השמ יש ניתוק להיות ניתוק אבל יש הסתכלות מבחוץ שיש בה compפשן פנימה חתמלה פנימה וזה חיבור ויש כזו שהיא מכה את הסובייקט בחוץ והיא אז אנחנו מתחילים רגע להבין כמה דברים אנחנו מבינים שמי שלא מחובר לרצונות שלו וממש את הרצונות שלו מה הוא לא מחובר, לא יודע, לא מבין ואז כזה לא מבין מה קורה עם החיים שלו קנפו ופספול וכב ויש את ה נחבטי כל כך הרבה יאללה אין רצונות ואז ואז מה שאני מבין מה אתה אומר אניח מהרצון נותחג כאילו אפילו שניים</text:p>
      <text:p text:style-name="Standard">למה שניים אם אני לא מצליח לממש את הרצונות שלי או לא יודע מה הרצונות שלי בסוף אני לא לא מחובר לדלק שלי יש לי שש זה לא לא מרגיש כבר כאילו לא מרגיש כלום זה</text:p>
      <text:p text:style-name="Standard">הביטויים יכולים להיות שונים</text:p>
      <text:p text:style-name="Standard">ויש את זה שלא מבין מה קורה ובכל הזמן נפוסקל מהחיים ולמה זה לא מצליח ולא</text:p>
      <text:p text:style-name="Standard">אז בסדר אז יש מישהו שיודע מה הוא רוצה אבל לא מצליח או לא מרשה לעצמו לממש את זה ואז נוצרת חווית התסכול ויש מישהו שחווית התסכול או דקונסו היא כי הוא אפילו לא יודע מה הוא רוצה זה פשוט שלב אחד יותר פרימיטיבי אוקיי בן אדם מסתובב בעולם מתוסכל כי הוא לא מצליח לצמצם את הפר בין הרצוי למצוי יש בן אדם שמסתובב בעולם מתוסכל והוא לא יודע למה וזה אומר בעצם שהוא לא יודע מה הוא רוצה</text:p>
      <text:p text:style-name="Standard">הגיע לאנונים נרקש זה פשוט עוד זה כבר שלב</text:p>
      <text:p text:style-name="Standard">אה ילד שאמר פעם אחת אני רוצה ואמא שלו התעלפה או פעם אחת אני רוצה ואבא שלו הוריד לו פצצה פעם שלישית רביעית אמר הבנתי אני על הרצונות שלי אין להם מקום בסדר אין להם מקום אז גם הרגשות שעוררו אותם אין את את הצורך הזה אין לו מקום אני חייב להרוג גם את זה וגם את זה זה מה שהתכוונתי מקודם שאין כבר חיבור לרגשות כי אם זה לא יכול להתקיים אז גם זה כבר לא יכול להתקיים התשוקה הזאתי חייבת למות הצורך הזה ה אני רוצה חיבוק כי אני עצוב אני לא אקבל את זה אז את זה אני חייב להשמיד לא יהיה עצוב לא יכול לא נותן איזה מקום מה שלומך אחלה תקשיבו אתמול היה אצלי בן אדם לא לא ראיתי כזה קטעים איך הזוגיות סבבה לא משהו זה יש לי אישה טובה פה ושם 10 דקות טוב לא שכרו שנה 10 שנים לא מדברים מה זה סבאבא פצצה אין שום אין כלום בעצם שום תקשורת שום אינטימיות לא ישנים אין לא לא כזה לא ראיתי כזה לצרי אני רואה כל הזמן בסדר,</text:p>
      <text:p text:style-name="Standard">הכל בסדר. עכשיו התניה עכשיו הוא רוצה לעזוב בגדול ברש רומן טהתא טהטה ערכים מדברת את זה. האסטרטגיה היא לא יודע למה מבין את זה זה בכלל לא קשור האסטרטגיה היא מה שלא יהיה אני לא עושה קונפליקטים הוא אף פעם לא העיר לאשתו הוא אף פעם לא אמר לה שהוא מתוסכל הוא אף פעם לא אמר לה שהיא לא בסדר הוא אף פעם לא דפק על השולחן שהקשר חולה והקשר מת הוא בהגדרה כדי לא לייצר קונפליקטים בגלל הילדות שלו שלא מייצרים קונפליקטים הכל בסדר בסך הכל אישה טובה ממש זה אומר יש לי אישה טובה בית טוב אין דרמות זה לא שאנחנו צועקים זה לא שאנחנו זה אתה אומר בסדר בית נור אתה שומע בית נורמטיבי אבל בעצם יש מכניזם שבשום מקרה לא מייצר קונפליקט <text:soft-page-break/>לא מייצר קונפליקט אז ה בעיה קטנה לפני 15 שנה פשוט ממיטה את כל הקשר כי הוא מנותק לחלוטין מהמאבק על הזכות שלו לקבל יותר. איך קשר יכול לחיות בלי קונפליקט? קשר לא יכול להיות בלי לא יכול להתחילות בלי קונפליקט הוא לא יכול להתפתח אם אתה לא מרים דגל אומר סליחה לא מתאים לי מה אומר בזמן</text:p>
      <text:p text:style-name="Standard">אני לא יודע אבל 10 שנים רע לך ולא הרמת דגל לא אמרת ככה זה לא יכול להימשך לא אמרת אני צריך את זה אני צריך צריך את זה לא באת בתלונה לא מהצד הזה ולא מהצד הזה ברור שהקשר ימות אפרופו אסטרטגיה</text:p>
      <text:p text:style-name="Standard">גם לא יודע</text:p>
      <text:p text:style-name="Standard">מה</text:p>
      <text:p text:style-name="Standard">יכול להות שניה</text:p>
      <text:p text:style-name="Standard">זה יכול להיות שז</text:p>
      <text:p text:style-name="Standard">מדהים לא לא הציפו את הדגל אף פעם הוא לא מנותק יושב לי בחדר עם דמעות מחובר רגיש אבל הכל מאוד מאוד מש שויף לי בחדר הכל הכל עגול הכל הדין אני אומר לו אחי לא שכבתם 10 שנים לא לא דפקת שולחן לא אמרת אני לא מוכן להמשיך להיות ככה אומר לי לא למה כי היה לו אבא שכל הזמן דרס ובכוח והכריע ולא נתן לנשום ואגרסיב אז הוא החליט מה הוא החליט אני את הדבר הזה לא אהיה אבל איפה האמצע איפה להגיד סטופ כדור הארץ זה אני לא מוכן זה אני לא מוכן את זה אני צריך שום ביטוי של האני עד שאיך זה קשור שלנו עד שמבחינת הרגשות והרצונות שלו זה נראה לא בסדר כל מה שקור כבר שכח את הרעב שלו מה תמיד בסוף יש שבר יש איזה שברכתם כאילו המילה כאילו הולכת הולכתי ואני רואה שגם מאור כל מיני דברים סוף יש איררכר הדברים האלה יש ילדים שלא שלא יוכלו לקבל מה שהם רוצים או שהייתה תגובה מאוד קשה או משהו כזה אבל זה לא לא הגיע למצב שהם ממש מכניעים ומתנתקים מהרגשות שלהם ומהצרכים שלהם. הם מרגישים אותם אבל הם לא יכולים לוותר אותם או שהם מעשים את זה בסתר וכאילו החסימה היא כזה פה. בסדר? ויש מקרים שזה היה כל כך כואב כבר אין סיכוי לקבל כלום או שאת גבעת כל כתשה שאני לא יכול להרגיש את הרצון כי זה כואב להרגיש את הרצון ואת הרגש ואז כל פעם לא לקבל מענה. ובשביל לתפקד ולשרוד את זה אני חייב לא להרגיש בכלל וזה כבר ממש ניתוק. בסדר אבל יש פה היררכיות, אבל זה לא משנה. כאילו מה שמשנה בסוף כשבן אדם לא מסוגל לפחות ברוב הזמן, בסדר, או בחלק מהזמן לפעול מתוך כוונת הלב שלו, לדעת מה רוצה זה ולפעול שם ולבטא את הרצון שלו. אז זה כאילו זה בן אדם שבכלל לא יודע לשמה הוא כאן. בסדר? זה בדיוק כמו שמישהו בא לטיפול ואנחנו לא יודעים למה הוא בא לטיפול ואז כל הטיפול אין בו טעם. תחשבו בן אדם שחי חיים שלמים, לא יודע לשמה הוא פה, למה כל הדבר הזה. בסדר? בן אדם לא מחובר לקווה בוודאות יהיה בן אדם חולה בסוף.</text:p>
      <text:p text:style-name="Standard">עוד בעיות שיש עם הרצון לא ברור.</text:p>
      <text:p text:style-name="Standard">יש לי משהו ש אתה מדבר כאילו רצון כאילו זה דבר אחד הוא כאילו אבל רצון זה הוא נמצא במגוון של מקומות</text:p>
      <text:p text:style-name="Standard">אינסוף</text:p>
      <text:p text:style-name="Standard">אה</text:p>
      <text:p text:style-name="Standard">איןסוף רצונות</text:p>
      <text:p text:style-name="Standard">כאילו אז אני מנסה להבין אם את</text:p>
      <text:p text:style-name="Standard">זה לא רק הקריירה</text:p>
      <text:p text:style-name="Standard">כאילו אם אתה מדבר על משהו של כאילו המימוש העצמי הגדול בחיים או איך שאני רוצה של הגוביות שלי איך שוב בין אפס ל100 גם וגם וגם וגם וגם אם אין רצון מה עוד איזה עוד יכולת אין הכי חשוב ואם אין מניעה</text:p>
      <text:p text:style-name="Standard">תנועה</text:p>
      <text:p text:style-name="Standard">אין ואז מה קורה כשיש קושי חבר'ה בלי רצון ברור לאדם אין שום יכול יכולת להתמודד עם שום מכשול אה זה חשוב מי שנשבר מכל דבר זה לא רק שלו חינכות או ואין לו resiliance זה בעיקר שאין לו reason why מספיק חזק אוקיי זה מאוד מאוד מאוד חשוב להבין את הדבר הזה אין לו שום יכולת למשוך אור מהעתיד הוא לא יכול לבוא ולהגיד קשה לי עכשיו אבל יש לזה תכלית אז אם לקושי אין תכלית, למה הוא הופך? לאט עם התשובה. אם לקושי אין תכלית, אז מה הוא הופך להיות? סבל.</text:p>
      <text:p text:style-name="Standard">סבל.</text:p>
      <text:p text:style-name="Standard">סבל. אם לקושי יש תכלית, כלומר יש רצון.</text:p>
      <text:p text:style-name="Standard">אז יש לנו בכלל הרבה פעמים דרכים שבהם התפקיד שלנו כמטפלים. זה לעזור לאנשים למצוא reason why? מה? שמקנה להם יכולת להתמודד עם הכאב בפריימינג אחר לגמרי. ברור. חסמים לבירור רצונות. כן.</text:p>
      <text:p text:style-name="Standard">כן.</text:p>
      <text:p text:style-name="Standard">אני אומר את סו שהוא לא היה לו שום להשפיע עליו.</text:p>
      <text:p text:style-name="Standard">אז מה השאלה?</text:p>
      <text:p text:style-name="Standard">זה לא בשליטה שלו.</text:p>
      <text:p text:style-name="Standard"><text:soft-page-break/>מה תעשה? עם זה אני רוצה שמה שמכבי חיפה תזכה באליפות שרצפונות שמחוברים ללב שלנו ולמהות שלנו יהיו באיזשהו אופן גם אם לא בעתיד הקרוב באיזשהיא שליטה שלנו ויכול ממש בסדר כאילו רגע יש אני לא מדברת אף על רצונות עכשיו של בא לי יש מיליארד שקל בסדר אני מדברת עם משהו מחובר אתם תמצאו שאדם אחרת אין הגיון בטבע קיבל משהו איזשהו משאב כדי להבחיל משב.</text:p>
      <text:p text:style-name="Standard">כל רצון שמישהו רוצה בעבור מישהו אחר או שמישהו אחר ש בעבורו הוא מתח מחוץ למותת השליטה שלנו. אנחנו לא רוצים בעבור אחרים. אני לא יכול להגיד אני רוצה שרחלי תצליח בלימודים. אתה יכול לשאול את עצמך מי אני רוצה להיות בעבור רחלי כדי לשפר את חיה? זה גבול השליטה שלי. אני לא יכול לרצות בעבורה ואני גם לא יכול לרצות. אני יכול לרצות אבל אין לנו שום השפעה לדבר הזה. אז אנחנו מוצאים את זה מהמגרש. אני לא לוקח על זה אחריות.</text:p>
      <text:p text:style-name="Standard">טיפול שלי. משהו מוצאתי משהו כל המקום אחר</text:p>
      <text:p text:style-name="Standard">אני רוצה ש אני רוצה שהבן שלי יהיה מאושר הוא סובל מא' בג ד מעולה מה את רוצה אבל זה הוא מה את רוצה בתוך הדבר הזה אה איך אני יכולה לקדם את האושר שלו אני רוצה להיות האם הזו ש מפיכה בו רוח חיים חמלה אהבה ותמיכה בבקשה נעבוד על הדבר הזה מעמותת השליטה וההשפעה שלי תמיד תמיד תמיד חוזר למקום הזה אני חושב שגם בחירה ברצון שאין לי השפעה עליו היא בחירה כאילו זה דווקא מעיד על משהו ואם בחרת משהו אני רוצה לטוס לירח זה כל מה שאני רוצה בחיים זהו ואני אז כנראה שאני לא רוצה לחשוב על משהו</text:p>
      <text:p text:style-name="Standard">חסמים לבירור רצונות בוא נתחיל לעבוד לאט לאט ותרשמו כל מה שנראה לכם לבון כן בוא נתחיל עמוק זה דרמה אנושית</text:p>
      <text:p text:style-name="Standard">בינתיים עברנו על האחד מתפש אז אנחנו אחר כך כאילו נכנס חמורים ואז נעבור על עוד חלק מהש לא</text:p>
      <text:p text:style-name="Standard">על איזה שבעה לא זה מפגשים אחרים יהיו כם לא הכל היום אנחנו פה</text:p>
      <text:p text:style-name="Standard">כן</text:p>
      <text:p text:style-name="Standard">הלגיטימציה אתם תראו שרוב האנשים מגדירים נמנעים מלהגדיר רצונות זה לא נראה להם לגיטימי אתם תהיו בשוק כמה אנשים לא מעיזים לרצות בעבור עצמם כי יש שיפוט זה לא זה לא לא מגיע לי זה לא בתחום השיפוט שלי הלאה עוד</text:p>
      <text:p text:style-name="Standard">ליישב את הדיסוננס הקוגניטיבי אני לא אני לא באמת רוצה את זה כי אחרת זה אומר שאני במקום מאוד מאוד רע אחלה מהור</text:p>
      <text:p text:style-name="Standard">גד שמנענות כביכול את הרצון של אם זה רצון פחד שילו רצון פחד תחפוסת שלחה</text:p>
      <text:p text:style-name="Standard">רצון ראקטיבי שהשורש שלו הוא לא השורש של התשוקה האמיתית שלי אלא רצונות שנולדים מבחוץ אנחנו נלמד את זה מסודר רצונות שנולדים במיקוד שליטה חיצוני מה התכלית שלהם</text:p>
      <text:p text:style-name="Standard">חל יכול להיות חלק להיות חלק מותו דבר חיצוני כי כשלי אין את הדבר הפנימין שלי אני אפס של אז אני לא אפתח את זה אולי מאוד מאוד, אבל אחד זה קשור לבניית האני בעיני הזולת. כ רק אם הזולת יראה אותי, יראה בי את הדברים האלה, אני החוש ראוי לחיים בין האנשים. שתיים, התנאי, המשוואה התודעתית שאומרת רק כשאני אהיה X או על פי התניות התיקות שלי יש לי ערך ומקום בחיים ואני יכול לחיות בשלום עצמי עוד פעם מה חסר לך אחד הכל בסדר אה</text:p>
      <text:p text:style-name="Standard">לחזור השם</text:p>
      <text:p text:style-name="Standard">מי יכול לעזור שלו</text:p>
      <text:p text:style-name="Standard">כן אם איתל תראה אותי ב במו זוהרת היא תגידה טל מצליח ואם את תחשבי שאני מצליח אני יכול לנשום אוקיי כלומר המפתחות לו beינג שלי נמצאים בתפיסת הזולת אותי וכל האגו הזה שלנו שנבנה מבחוץ פנימה כן אחד וחלק או בסוברו פורסטר אחד מהשניים כן</text:p>
      <text:p text:style-name="Standard">ושתיים איזשהיא הנחת עבודה שרק שאני אממש א' בגד אני אהיה ראוי למקום בין האנשים את זה אני אלמד בצורה יותר מורכבת בהמשך. כלומר תחושת האר שלי היא נגזרת מהישגים שהמיין שלי משוכנע ש איך</text:p>
      <text:p text:style-name="Standard">כן נכון פשוט לא לימדנו את זה עוד חסמים עוד חסמים</text:p>
      <text:p text:style-name="Standard">מהת זה לא אפשרי זה לא נותנים עכשיו זה לא עצוב זה לא</text:p>
      <text:p text:style-name="Standard">הגדרת הרצון החופשי הרבה או הגדרת רצון נמנעת הרבה פעמים מתוך רציונל שאינו מסוגל לזהות את ההתכנות</text:p>
      <text:p text:style-name="Standard">מתוך בדיקת התכנות זה גם אסון בן אדם זה משהו אחר בן אדם</text:p>
      <text:p text:style-name="Standard">זה לא כלכלי</text:p>
      <text:p text:style-name="Standard">לא לא רגע תסתכלו זה מאוד מעניין תקשיבו רצון חופשי תקשיבו לי רגע הוא אוויר הוא רוח אוקיי זה רוחבו על מה שאני אומר רצון חופשי הוא הוא רוחני, הוא רצון חופשי. תחשבו נשמה מה היא רוצה לעשות בלי מגבלה? אין לה גוף, אין כסף, אין זולת, אין אגו. זה רצון חופשי. אוקיי? זה מה שמגדיר את החופשיות שלו. אין לו תנאים. מה אתה רוצה? להגיע לירח. זה רצון חופשי. רוב האנשים מהשם עושים, כן, אני רוצה להגיע לירח, אבל א'ב גד אז לא לירח אבל הרי אדום כלומר אני מסתכל על המציאות אני בודק מה בתוך הפוטנציאל ואז אני מחליט שהרצון החופשי שלי הוא נגזרת של הפוטנציאל והמציאות ולא הרצון החופשי אתם מבינים את ההבדל וזה דרמה כי רוב האנשים אין להם את הקפסיטי לראות את כל הדרך לירח אתם יודעים למה זה קורה חוץ מכל מיני התניות ותודעה ראקטיבית כיוון שיש לנו שתי עונות אחת אחראית על הגג ואחת אחראית על הברקס העונה שאחראית על הברקס גם לילדים בדרך כלל נכון <text:soft-page-break/>יש להם הרבה יותר יכולת לדמיין בסדר והם לוחצים על הגז בקלות כיוון שהעונה הזאת פחות מפותחת האונה שלוחצת על ברק הבכורתית זאת שהיא אמורה רגע להתכנס ולכן רוב האנשים הם עוד לא חושבים הם לא מסתנים את המשפט של הרצון כבר העונה ביקורית נכנסת חוץ מזה תוסיף פה התנור בבית שגדלתי בו שלא מאוד מאפשר</text:p>
      <text:p text:style-name="Standard">אז במהות אנחנו אומרים where there is a will there is a way איפה שיש רצון יש דרך אבל רוב האנשים אומרים if there is no way אני אקטין את ה שלי ואז במקום להגיע בסוף למצב של תודעה בוראת מציאות יש לנו מצב שבו המציאות מכתיבה את הרצון את התודעה וכשאנחנו רוצים בתהליך טיפולי לגלות את השורש הנשמתי האמיתי של המימוש אנחנו לא יכול יכולים לתת למציאות להפריע לביטוי הרוחני של הרצון. תגידו לי שהבנתם את זה. זה ממש ממש ממש חשוב. אחרי שאנחנו מסלקים את כל הדברים האלה ומגלים את השורש ה בדר מילה אחרת הרוחני של הרצון, מה יעשה המאמן הפרגמטי אחרי שגילה אצל המטופל שלו את הרצון החופשי? איך</text:p>
      <text:p text:style-name="Standard">יחזיר את המגבלות, יחזיר את הפחדים, יחזיר את המציאות. כי בסוף זה קיים. לא, זה לא מספיק. ברור.</text:p>
      <text:p text:style-name="Standard">את רוצה להישאר או להתגרש? לא יודעת. אני לא יודעת. אם היא לא יודעת, אז לא ניתן לעזור לה. If there is no will, there is no way. כן? עוד לא נולדה הרוח שטיסה את הקברנית שאינו יודע לנו רוצה להגיע. כשהיא אומרת שהיא לא יודעת, מה מסתיר לה את הידיעה? כל מיני פחדים ודרכם היא לא מסוגלת לראות את הפרו שלה ויש לנו מלא תרגילים לעשות את זה. מה מהות כל התרגילים? להשיט את מה? את כל הפחדים שהם בוא בוא נתחיל שהם מה יהיה מה יגידו כישל פחד מכישלון פחד מ פחד מ פחד מ פחד מ פחד מכישלון ופחד מ שלך תודעה אתם לא יודעים כמה אני לפעמים נדמה לי לדעתי בא לי להגיד אתכם יותר בהצלחה כל מיני סיבות</text:p>
      <text:p text:style-name="Standard">הבחור הזה שסיפרתי לכם עליו שלא היה שום אני אומר לו אז למה לא טיפול וזה וזה ופתאום אני קולט שהוא מפחד שהטיפול יצליח כי אם הטיפול יצליח</text:p>
      <text:p text:style-name="Standard">הוא יישאר והוא יודע שהיא לא האישה בשבילו אבל מכיוון שמהצד השני יש לו התניה שלא מאשרת לו לייצר קונפליקטים אז הוא תקוע בין שני העולמות ריפוי של זה מסכן כי זה ישאיר אותו שם והוא יודע שהלב שלו לא אמור להיות שם מבינים וקונפליקטים הם לא בתוך הקפסיטי שלו שביל ממש ממש צר ללכת בו אז אחרי שאני השפעת תרבות ברור למשל מה בוא נדבר תרבות אין בעיה</text:p>
      <text:p text:style-name="Standard">תגיד צל או לא מתגרשים שקתי עכשיו מציע. אוקיי. אין אין אין לגיטימציה לגוד אבל שנייה בוא נחזור רגע אחור. עכשיו הסרתי את כל הפחדים האלה, כל החסמים שנלמד לעשות אותם תוך כדי. מה אני מקבל מיד? את הרצון החופשי. כלומר אני יודע מה הוא הרצון החופשי. הנחת העבודה. אני אומר לכם זה אני חותם לכם. אין אדם שלא יודע או יש לו את היכולת להתחבר לרצון. שיש לו אין. זה רק עניין של כמה אנחנו מרחיקים את הפחדים ואת החסמים. אחרי שזיכנו רצון חופשי אז אנחנו מחזירים את המציאות לשולחן כי צריך להתמודד עם המציאות.</text:p>
      <text:p text:style-name="Standard">ועכשיו אנחנו סוללים דרך. אוקיי? הרצון החופשי ברור. כן. עכשיו בוא נתמודד עם הפחדים, המגבלות, הרצו, מה החברה תגיד, מהנידוי, מהזה. אני חסידת גור אני רוצה להתגרש. יש לנו עכשיו מישהי כזו. מה שהיא צריכה להתמודד</text:p>
      <text:p text:style-name="Standard">אז מה שאני אומר אבל אנחנו מחזיקים את הרצון החופשי של הבן אדם ואז תמשיך</text:p>
      <text:p text:style-name="Standard">יש הבדל חבר'ה אם מישהי לא יודעת אם היא רוצה להתגרש אני לא יכול לעזור לה זה ברור there is no will there is no way</text:p>
      <text:p text:style-name="Standard">אמת שהיא יודעת</text:p>
      <text:p text:style-name="Standard">אני לא יכול אני יכול אני אומר קודם כל אם מישהו לא יודע מה מה הוא רוצה? אני לא יכול לקחת אותו לשום מקום. אז אני קודם כל חייב לברר רצון חופשי. חייב. אם אין את זה, אי אפשר להתמודד עם מכשולים, אי אפשר להתמודד עם פחדים, אי אפשר להתמודד עם מה יגידו, עם כאב, עם כישלון. צריך להיות רצון ברור. ברגע שיש רצון ברור, אני יכול להתחיל להילחם בחיים. כאילו לבוא ולהגיד, אוקיי, נגיד פה זה נקודה שאני מוצאת עצמי א ו מאבדת סבלנות הרבה פעמים. למה</text:p>
      <text:p text:style-name="Standard">שהם באים לא יודעת לא יודעת לא יודעת אוקשינק כאילו אין אה אין פתח להסיר את זה או צריך כאילו</text:p>
      <text:p text:style-name="Standard">לא שאין פתח אין לך את הכלים</text:p>
      <text:p text:style-name="Standard">זה מתכל בסדר</text:p>
      <text:p text:style-name="Standard">יש לי אסטרטגיה אגב שתגדו שלא לדעת אסטרטגיות מורכבות בזה צודקת</text:p>
      <text:p text:style-name="Standard">לא ואני גם ממש מזהה אצלי כאילו התנגדו כאילו זה מהצידים</text:p>
      <text:p text:style-name="Standard">כן</text:p>
      <text:p text:style-name="Standard">כי לא, היא לא חי אה אני חושבת אה אה את את בבית שבו גדלתי אה כאילו לא לדעת מה הקוצה ו אה זה אומר להיות אישה קטנה זה אומר שאין לך ערב זה אומר שינצלו אותך וידרצו אותך ו את חייבת לדעת</text:p>
      <text:p text:style-name="Standard">אז יש סלידה</text:p>
      <text:p text:style-name="Standard">כן ממש עמוקה</text:p>
      <text:p text:style-name="Standard">כלפי החלק הלא יודע</text:p>
      <text:p text:style-name="Standard">אפילו לא כאילו אבל אני יודעת שהיא יודעת אבל היא מסרבת לראות לא רוצה אני מפחדת בפה ההפחד עם</text:p>
      <text:p text:style-name="Standard"><text:soft-page-break/>עוד חסמים לבירור רצונות חבר'ה עוד נכון יש שיפוט לא יודע איך זה לא על קודם יש שיפוט חברתי תרבותי עמוק רצון מחובר ל אגואיזם</text:p>
      <text:p text:style-name="Standard">כן</text:p>
      <text:p text:style-name="Standard">יכול להיות אבל פה זה מאוד קונקרטי זה ממש תרבותי אתה רוצה תפסיק לחשוב רק על עצמך אז מה אם אתה רוצה תפסיק להיות לא קונה לא מקבל מכיוון שבסובייטי זה פי 10 פרסית א אם אתה ילדה פרסית א אפר בכלל זה לא רלוונטי כאילו כשאתה מסתכל על עצמך ואתה אומר מי מגיע או לי זה כאילו מה מה לך מגיע תראה כמה צרות יש כאילו באיזה סכות</text:p>
      <text:p text:style-name="Standard">זה משפט של בית לא משפט ישראלי לא זה רבי חבר'ה, ביותר פשוט אפשר להגיד הבית שגדלת בו, התרבות שגדלת בו, מה היחס שלה לרצונות הילדיים שלך? א מכיוון שזה חם מהתנור הילדה הזאת שדיברתי עליה היום, ילדה הזה לא א זאת עם המכות אבא שלה היה מעשן באוטו בחורף במוסקווה שמה, אני לא יודע איפה פה, עם חלונות סגורים, היא הייתה נחנקת ולא היה שום מנדט להגיד אבא אני נקד תפתח תחלון את הסיגריה. כאילו זה היה נענה בפצצה. אז אז מה אני אעשה עם הרצונות שלי? יש להם בכלל הם יכולים בכלל לצאת לאיזשהו מקום או שאני גדל בבית ואומרים אתה אומר אני רוצה אני רוצה אני רוצה תפסיק לחשוב רק על עצמך אז מה אם אתה רוצה תשאיר גם לאחים וכשאני פתאום נותן לאח שלי אז אומר או איזה כל הכבוד שביטרת מקבל את אהבה על הויטור מקבל את הכעס על הרצון חסם מאוד מאוד עמוק מה היחס שלי על הרצונות שלי עוד חסמים לרצונות חבר'ה זה עוד מה חוסם אותי מלרצות תוצאה</text:p>
      <text:p text:style-name="Standard">איזה תוצאה</text:p>
      <text:p text:style-name="Standard">מה</text:p>
      <text:p text:style-name="Standard">שמה יכול להיות מימוש הרצון איך</text:p>
      <text:p text:style-name="Standard">ד עם ה עם ההצלחה כמו שאמרת את זה עם ההצלחה אני לא אצליח אה זה מה ש לי</text:p>
      <text:p text:style-name="Standard">אך פת מיות במלא עוצמתי למשל אצל מאור הוא לא יודע את זה אבל יש מלקוד מצד אחד הוא מאוד מאוד רוצה להתקדם נכון מצד שני שהוא יפסיק להתקדם כשהוא יגיע ליד הראש שלו אומר לו זה</text:p>
      <text:p text:style-name="Standard">איך</text:p>
      <text:p text:style-name="Standard">דדן</text:p>
      <text:p text:style-name="Standard">זה דדן זה מוות</text:p>
      <text:p text:style-name="Standard">איך היא תפטרי את זה עכשיו</text:p>
      <text:p text:style-name="Standard">איך היא תפטרי את זה אם אני אהיה שאיפה שלי להתקדם אבל הופי שלי זה מוות אז את השאלה שם מישהו שעבר על מה קורה כשמגיעים אבל לנקודה של זה לגמרי ואין אין באמת בעלימה</text:p>
      <text:p text:style-name="Standard">אז מה יעשה תתמוד טוב הוא מתיב</text:p>
      <text:p text:style-name="Standard">אופציה</text:p>
      <text:p text:style-name="Standard">יש פרק שלנו מה קורה כשהוא תופס אותו ואז הוא נהיה נכנסת מקורויות שהרך חפס את הרוב ויר עכשיו</text:p>
      <text:p text:style-name="Standard">לא זה מקרה פרטי אבל דיברנו פה על זה שישפח אדיר ממימוש אוקיי כן שמה שלא יהיה האם אני אצליח להתמודד עם כל הכל</text:p>
      <text:p text:style-name="Standard">אז זה פחד מםלא עוצמתי מה המשמעות שלא עוצמתי יש כמובן גם פחדים מכישלון אוקיי עוד קצת מדהים. עוד</text:p>
      <text:p text:style-name="Standard">דימוצ</text:p>
      <text:p text:style-name="Standard">חבר'ה. דימוי עצמי. מי רוצה הכי פחות?</text:p>
      <text:p text:style-name="Standard">זה ממש זה ממש הכי בנאלי. אוקיי? מי שלא מרגיש שהוא ראוי, שמגיע לו, שמשהו בתפיסת האני שלו אופנם שהוא לא מגיע לו, איך? כן, אבל זה כבר יותר מדויק. זה קשור לא יש לגיטימציה לרצות שקשורה לעניין תרבותי, שביטלו אותי, שמחקו אותי או שתרבותית עכשיו אנחנו בעלייה הראשונה, שנייה ושלישית, אתה רוצה רק בשביל הקולקטיב, לא בשביל עצמך. הפרט מתבטל בפני הקולקטיב. היום אנחנו במקום הפוך, נכון? שהקולקטיב לא מעניין אותי, רק הפרט מעניין. כמובן שחברה קורסת גם ככה וגם ככה. צריך למצוא את האמצע. אבל המקום הזה שבו ה בן אדם אין לו שום תחושה של מגיע לי של ערך אז הוא לוקח א 15 שק שעה קיבלתי</text:p>
      <text:p text:style-name="Standard">איך אומר המסכה יכולה לנשור זה כאילו קצת א איך אנחנו כאילו זה לא הלורית המסכה אבל לפעמים אנחנו לא אוהבים את איך נראה הדבר הזה שאנחנו רוצים לא יודעת אני רוצה ללכת להיות א רגדנית בלט אבל כשאני מסתכלת על רגדניות בלץ זה נראה לי מבוח אבל זה מה שאני רוצה ואז ה</text:p>
      <text:p text:style-name="Standard">זה השיפוט של החברה שהופנם בהש התנגשות יכול להיות התנגשות בין אידיאולוגיה שהפנמתי בצורה כזאת עמוק בין מה שאני רוצה.</text:p>
      <text:p text:style-name="Standard">כלומר, יש פער בין הרצון שלי</text:p>
      <text:p text:style-name="Standard">לבין הערכים והמוסר ואמונות שהוטמעו לי בי.</text:p>
      <text:p text:style-name="Standard">מה לפעמים? זאת התנגשות אמיתית. רב שהוא יש לו חשקים א</text:p>
      <text:p text:style-name="Standard">נכון</text:p>
      <text:p text:style-name="Standard">מחשבות שלא רגילות. בסדר אבל הוא מאוד אוהב את אלוהים.</text:p>
      <text:p text:style-name="Standard">כאילו זה לא מתייש</text:p>
      <text:p text:style-name="Standard"><text:soft-page-break/>זה כבר כאילו תרות. מישהו החליט שזה לא בסדר אבל זה לא אלוהים. אבל לא</text:p>
      <text:p text:style-name="Standard">כן אבל זה פשוט. השבוע היה לי מישהו שרצה להיפרד מאשתו והוא ממשיך ורע לו. אבל ערך המשפחתיות המשפחה המשפחה המשפחה זה שם תחת הערך הזה זה לצרי עבודה מלוכת שאני ניסיתי לעשות הראיתי לו שהערך ריק הוא הוא מחזיק את הכותרת אבל כל המילוי של הפלפל הזה הוא ריק ב חוץ מלקיים את האידה אתם מבינים היום אני ממש מרגיש שאני כאילו מדבר קצת באוויר אבל תענהנו קצת סבבה אה חוץ מלהחזיק את האידאה בפרקטיקה אין משפחה אין קשר בין ההורים, אין אז אני אז הוא משרט אל כוזב, נאלצתי להרות לו את זה. זה מאוד מאוד כואב. נגיד לו, אתה משרט ערך, אבל מתחת לערך אין ערך לערך. אבל יש קונפליקט בין השאיפה לצאת החוצה לבין צורך להמשיך להחזיק בני בן אדם ערכי, אני אני לא אפגע באשתי. אני אומר, אתם אתם אתם לא אין ביניכם כלום. אתה לא פוגע באשתך? ברור שאני פוגע. אגב,</text:p>
      <text:p text:style-name="Standard">יש מלא עבודה גזרים הרבה יותר מודד. אוקיי, שמה אני מרגישה ששם רצונות הם מאודים.</text:p>
      <text:p text:style-name="Standard">הרצונות הנמוכתים יותר.</text:p>
      <text:p text:style-name="Standard">כן.</text:p>
      <text:p text:style-name="Standard">שוב, גם צריך להבין שיש מדרגים של רצונות. זה גם דבר מאוד מאוד חשוב. אנחנו הולכים מהבהמי עד המופשט והגבוה ביותר. בסדר? לרוב ה במגזרים ה ה הקומה הנמוכה לא מקבלת רשות ומה קורה לה על הקומה הזו שת הנפש בהנסולם ההיסדות בעצם זה מה שאומר</text:p>
      <text:p text:style-name="Standard">לא אני אומר שאם בכיסא הזה במקרה בכיסא שלך יושבת בחורה חרדית והיא יש לה תאווה גדולה למזון ובכלל יש בה הרבה חושניות אבל כילדה זה בא לחומר לאוכל לחימר לזה ואמא שלה מסתכלת עליה בגועל ובשעת נפש כאילו שהיא מה?</text:p>
      <text:p text:style-name="Standard">בהמה.</text:p>
      <text:p text:style-name="Standard">בהמה. ואז היא אומרת, מי ירצה להתחתן איתך? אז יש מסר שאומר כל החלק הזה שרוצה לא ניתן לאהוב אותו. כן? כל החלק. עכשיו זה לא זה הולך למיניעות, למגע, לנראות, אבל זה מה שהיא היא באמת פרצה דרך והיא א נגיד קונדי תורית מפורסמת כן שברה את הדבר הזה אז שוב זה גם יחס לחלקים שונים שהטמעו בנו אוקיי אה אני היום הלכתי עם הבן שלי יש לי אחד הילדים שלי הוא מאוד מאוד יפה הלך לסוכנות א דוגמנות כזו של רוברטו</text:p>
      <text:p text:style-name="Standard">הוא נכנס פנימה רוברטו ראה אותו אמר תחתמו אותו לא עשה אפילו כלום וזה יכולתי אני כיאבא הרוחני שלו להגיד לו נוני מה עכשיו זה שורות קוק על תחת של חספנית ו ודיאטות ו יכולתי להיות האבא שלי כלפיו, נכון? יכולתי להגיד לו, אבל האמת שהילד הזה חולה על עיצוב ובגדים, אבל אם היחס שלי לרצון שלו היה יחס של נמוך ובוז, יכול להיות שהיה מטמיע את הדבר הזה והיה הורג את הרצון שלו. או שאם הוא היה מממש אותו, היה מממש אותו עם איזה אנרגיה? אני אראה לו. אז או שהוא היה מוותר בגלי או שהיה עושה את זה בלהראות לי בגללי either way הוא רציה אז הנה עוד חסם לרצון בסדר</text:p>
      <text:p text:style-name="Standard">פה יש לא מעט מקרים אני רואה יותר ויותר אגב כאלה שיש חסם לרצון וקשור לפחד להיות מוגדר כלומר אני כל הזמן לא יודע מה אני רוצה רק כי כל הזמן תיגו אותי ואמרו לי אתה ככה אפרופו המרד אתה ככה אתה ככה אתה ככה אז אני לא שום דבר אני כל פה משהו אחר. בסדר?</text:p>
      <text:p text:style-name="Standard">בוא ניתן פה עוד אחד וננוע הלאה. יש פחד ממחויבות, אבל יש פחד. אני רוכב על מה שמאן אמרה, מה שן אמרה מחד חד ערקיות. כל עוד אני לא מגדיר רצון ברור. מה לא ניתן? לא ניתן לשפוט אותי. אני עדיין בפוטנציאל. זה הערך הרבה פעמים של דחיינות. אני עדיין בפוטנציאל שלי. לא ניתן לשפוט את המימוש שלי. כי אני לא לא הלכתי עד הסוף. תראי, אני יכולתי להיות מורה ממש ממש גדול, אבל בואי, לא יודע מה אני רוצה. זה משאיר אותי בקומה שתשמעי, סכנה פה נמוכה, יש לי פוטנציאל לגדולה, אבל אנחנו לעולם לא נדע. יותר בטוח ככה קיים. קיים קיים דווקא קיים. כן</text:p>
      <text:p text:style-name="Standard">שבע שלך מו שהוא מאוד נוגד סמ</text:p>
      <text:p text:style-name="Standard">נכון בעיה</text:p>
      <text:p text:style-name="Standard">נכון כן</text:p>
      <text:p text:style-name="Standard">בעיה אני לא חושב שלהיות דוגמן זה היעוד הכי גבוה שבן אדם יכול להגיע אליו</text:p>
      <text:p text:style-name="Standard">התפלתי שאמרתי שתמחת מהב</text:p>
      <text:p text:style-name="Standard">ברור שתמחתי אוהב את זה</text:p>
      <text:p text:style-name="Standard">לא התפלתי שאתה כאב תומך אבל</text:p>
      <text:p text:style-name="Standard">לא לא אני באמת תומך בזה אני רואה את החיבור שלו</text:p>
      <text:p text:style-name="Standard">לא אבל זה לא אם הייתי רואה שזה נגיד התשיפה שלו קש שלו אז א</text:p>
      <text:p text:style-name="Standard">אז</text:p>
      <text:p text:style-name="Standard">הייתי הולך</text:p>
      <text:p text:style-name="Standard">אבל אבל אה כמו שיש לנו משפט פה באחד הקורסים על פנתאון שהאמא שהילדה אמרה לה א לאבא שלה שהיא רוצה להיות עורך דין אומר לה אין בעיה או רופה או קופאית תבחרי לא הבנתם היא היה לה חלום להיות עורכת דין אבל האבא הרופא שלה זה היה נראה מקצוע בזוי אז הוא אמר לה אין שום בעיה או רופה או קופאית עכשיו תחליטי חיבה</text:p>
      <text:p text:style-name="Standard"><text:soft-page-break/>לא אממן את זה לא אתמוך בזה לא יהיה לך גב לא יתן לך את המקום או קופה או שאם אני לא תומך בחתנית קופית את יודעת איך זה בלי התמיכה שלי בבית במגזר הזה במקום הופה עכשיו תבחי יש לך בחירה חופשית</text:p>
      <text:p text:style-name="Standard">אבל היא אמרה אני הייתי ע אתמו רק אם אני אדע שזו תשוקה של</text:p>
      <text:p text:style-name="Standard">בסדר אבל פה יש רגע זה טריקי</text:p>
      <text:p text:style-name="Standard">אנחנו לא בהכרח יכולים לדעת זה בסדר סמנו לדעת</text:p>
      <text:p text:style-name="Standard">למה זה בעיה לדעת שלילד יש תשוקה למשהו</text:p>
      <text:p text:style-name="Standard">לא בסדר אבל לפעמים</text:p>
      <text:p text:style-name="Standard">שהבן שלך בן ה-18 מזמין טבעות ושרשרות מתמו אתה מבין שזה תשוקה שלו זה לא גלג גר בבית של אלפות ומושב וזה והוא אף את אפשר כן אבל במקרה הזה אין בלבול</text:p>
      <text:p text:style-name="Standard">אבל אם מסתכלים טוב אפשר לראות אבל אני גם לא תמידם לנו יש התנגדות אז אנחנו לא יכולים לראות אחד הדברים הכי קשים להורים בכלל וכתוצאה מזה לילדים זה עיוון מוחלט שיש לרוב ההורים זה להבין איפה אני נגמר ואיפה הילד שלי מתחיל מה הרצונות שלי רלוונטיים שם אותו לבית ספר המשפטים בלונדון והוא לא שאל אותו</text:p>
      <text:p text:style-name="Standard">הוא פשוט לא שם אותו והוא עורך דין עד היום היה</text:p>
      <text:p text:style-name="Standard">אבל אני</text:p>
      <text:p text:style-name="Standard">חברה יש לנו תלמיד יש לנו תלמיד לפני כמה לא יודעים לפני שלושה ארבעה חודשים אבא שלו בן 92 אתה היית בקורס הזה?</text:p>
      <text:p text:style-name="Standard">אוקיי, מה הסיפור שם? שתיים. מטפלים בפונה בטיפול אלטרנטיבי. הור ואבא שלו עדיין בקליניקה. הוא רוצה לצאת מהקליניקה הזאת שנים עם הבן. הוא מחזיק עדיין את התפקיד</text:p>
      <text:p text:style-name="Standard">בין 60 ומשהו. כן.</text:p>
      <text:p text:style-name="Standard">כן. זה לא בן זה בן כן כן קרוב ל60 א הוא חרדי הבן הוא סליחה הוא חבד מקבן האבא הוא שמוצני. כלומר האבא הוא בכלל חילוני צד שני. הבן חזר בתשובה הם חיים ביחד. ובעצם כל האם היה סביב זה של מה הרצון שלך כי הרצון שלו היה ללב משם ולהגיד</text:p>
      <text:p text:style-name="Standard">אבא יושב לו עם המגף פה ככה 30 שנה הוא עזב הוא עזב את הקליניקה פתח קליניקה נפרדת אבל</text:p>
      <text:p text:style-name="Standard">היה שם אני חייב ש הייתה שם שורה שצאה להתנח עם דבר</text:p>
      <text:p text:style-name="Standard">שורה בכאילו</text:p>
      <text:p text:style-name="Standard">טקסט לא באמת זה היה הכוונה</text:p>
      <text:p text:style-name="Standard">חבר'ה אנחנו שבוע לפני המידברן אני מתכוונן פשוט לא דניות כן היום</text:p>
      <text:p text:style-name="Standard">הוא היה הוא מגיע לשם כל בוקר באיזה 6 וחצי אחרי שהוא מתפלל לפתוח את הקליניקה כדי שאבא שלו יכנס ויהיה לו חם. אוקיי מדבר על חורף שיהיה לו חם לאבא שלו כמגיע בן 92 והוא צריך להגיע מוקדם הוא היה מאחד לפעמים על זה או מגיע על הפסס כי הוא היה צריך ללכת לחבוש לאבא שלו את הפצע היה לו איזה פצע ברגע שהיה צריך לבוא ולכבוש לאבא שלו ובסשן לא עברו שם כמה ימים ואז התחלנו את הטקט השני ואז הוא אמר הפצע עבר ונראה שאני כבר לא צריך את הפצע</text:p>
      <text:p text:style-name="Standard">של האבא של הפצע עבר אצל האבא כי כנראה אני כבר לא צריך אותו שישול היה</text:p>
      <text:p text:style-name="Standard">זוג מרשים מאוד בדיוק כזוג</text:p>
      <text:p text:style-name="Standard">מה השאלה הבאה מתבקשת</text:p>
      <text:p text:style-name="Standard">שאלה טובה ואחרי זה מה נשאל קודם כל התשובה היא לא התשובה שמה היא לא</text:p>
      <text:p text:style-name="Standard">זה שהשיח הוא שיח קצת ח מגיע</text:p>
      <text:p text:style-name="Standard">מה זה שיח צרכים ולא שיח רצונות? אני אני לא יכול לסבול לא את זה ולא את זה כרעיון אבל אני לא עושה קודם כל לא עושה טיפול זוגי אבל אני לא חושב שרצונות תמשיכי רגע להבין את הצרכים הלא ממולאים זאת אומרת מגיע עם זבין מתוך הקשיים מתוך האתגרים והקשר להבין איזה צורך שלו שלה לא ממולים בקשר ועל זה לעבוד</text:p>
      <text:p text:style-name="Standard">וזה עובד כלומר מישהו מסוגל לתת למישהו אחר את הצורך שלוכן אה יש לי עכשיו סוג א שהוא מגיע מאזור המרכז כל יום והוא מאח פעם ברבע שעה חצי שעה שעה כי יש פיות ואני מתעקשת פיצוצים על זה שהוא לא מים לטלפון והוא אומר אני מה קרה הוא אומר לה למה את צריכה שאני אתשב את יודעת שאני בדרך את יודעת שיש פרקים זה לא שיש איזשהו אירוע על זה הם רבו חודשים בסופו של דבר מתוך שיא החלה שהיא הסתבר אחרי הרבה מאוד גישות שהיא הבדה את החיה</text:p>
      <text:p text:style-name="Standard">וזה יושב לה על איזשהו מקום על איזשהיא דאגה שהיא בסך הכל צריכה לשמור שהוא</text:p>
      <text:p text:style-name="Standard">יופי אז עכשיו השפה של סליחה</text:p>
      <text:p text:style-name="Standard">שיחה של החתידה היא חרה את זה שהוא לא היה מבין זאת אומרת הוא מבחינתו אמר שהוא חשב שהיא שולטת היא שולטת לו בזמן היא לא סומכת עליו הוא הלך עם כל אחרים אז ברגע שהבנו על מה זה יושב איזה צורך של אני חושב שזה מאוד יפה ואני אגיד שזו לא הגישה שאנחנו מחזיקים פה. אנחנו נרצה לפחות בעיניים שלי ללכת קצת יותר עמוק. כי אם עכשיו היא יש לה פחד מעובדן והוא יש לו צורך בשליטה או פחד משליטה או צורך בחופש, לא משנה, או פחד שישלטו עליו, אז עכשיו להעביר את האחריות לצד השני, לדאוג שאני לא אחווה את החוויה שמאיימת עליי, זה בעיניי להתפרק מהנכסים שלך. זה להיות האם אמא של התלותי והאם אמא של המיקוד שיטה החיצוני? זה כמו שישב פה בשבוע שעבר <text:soft-page-break/>א זוג והוא יש לו חרדת נטישה קיצונית אז הוא קבע כללים כדי שחרדת הנתישה הזו לא תתקיים. מה הכללים? כן, כזה עוד לא היה לנו. כבר ראיתי הכל, כזה עוד לא ראיתי. לא, הם ישו בקבוצה. שנייה רגע, אבל אני לא רוצה מה הכללים שהוא קבע כדי לא לחבות חרדת נטישה. כן כן איפה היא נמצאת כללים פשוטים כל מה שאני צריך לשאול זה לדעת איפה את נמצאת</text:p>
      <text:p text:style-name="Standard">לא לדבר עם זרים וגברים אחרים לדבר תמיד אמת זה פתרתי את בהתחזרת הנטישה שלי יש צרכים שלה</text:p>
      <text:p text:style-name="Standard">לא אבל</text:p>
      <text:p text:style-name="Standard">או שכן שם צריכים</text:p>
      <text:p text:style-name="Standard">תראה תקשיבו רגע קודם כל זה זה לא זה נהדר קודם כל שאני מבין את הצורך שלחר ומה קורה לו אנחנו לא נגד אנחנו לא מזלזדלים חס ושל בדבר הזה אנחנו אומרים אבל בסוף שאם לא יש פחת משליטה ולה יש פחד מנטישה בסוף זה לפגוש אותם כך או אחרת ולהגיד רק לאחר כל הזמן איך לא תשרוט לי את הפצע זו לא דרך לזוגיות מאושרת יש שם ריקוי ותיקון עמוק לא סתם אנחנו</text:p>
      <text:p text:style-name="Standard">זה לא דרך של תיקון</text:p>
      <text:p text:style-name="Standard">אחד לשני על הפצע בסדר וזה כבר עבודה אחרת אנחנו לא אומרים שזה גם כנראה גם אולי עושה את זה אנחנו אמר שפה זה יותר מעניין אותנו מאשר עכשיו שנלמד רק לתקשר את הצרכים כל השרב ראשון זה</text:p>
      <text:p text:style-name="Standard">עולה בך פחד מ מהעובדן שלך ואת עכשיו מצפה שבין הזוג שלך תטפל בפצע הזה. אחריות כבדה</text:p>
      <text:p text:style-name="Standard">נכון? לא מרפה אותו. אז האם זה יותר טוב מלהישאר בריכון הקודם? כן, ברור. זאת התפתחות אבל אין צמיכה מהעומק של הדבר הזה. אוקיי?</text:p>
      <text:p text:style-name="Standard">זה שמשחת הסוכות שבת כדי להבין עוד בן אדם. מה שאני שואלת זה</text:p>
      <text:p text:style-name="Standard">מה ההבדל בין צרכים ורצונות?</text:p>
      <text:p text:style-name="Standard">לא ההבדל. כן כי מי שרחתי שמד מסו</text:p>
      <text:p text:style-name="Standard">כן במקרה הזה את הדגמת את זה מדהים צורך נובע מפחד אני מפחדת בכל רגע נתון לאבד שוב פעם את אח שלי והוא מפחד בכל רגע נתון לאבד את השליטה על חייו אז זה צורך זה לא רצון יש גם מה שי מספר</text:p>
      <text:p text:style-name="Standard">זה חשוב מה שאמרתי עכשיו</text:p>
      <text:p text:style-name="Standard">אבל אה מפרדים אותם לרגש אם הם מרגשי הם כבר לפחד ואם הם ברג שובי הם כוברים בעצם צורך או רצון</text:p>
      <text:p text:style-name="Standard">הם נשארים ברמת התקשורת כאילו הם</text:p>
      <text:p text:style-name="Standard">אנחנו לא נגד תקשורת אנחנו לא נגד תקשורת אנחנו לא נגד להגיד מה אני צריך אנחנו לא להגיד נגד מלהגיד מאיפה למה אני מתקשרת ועל מה זה יושב לי ומה אתה יכול לעשות כדי להקל עליי 100% זה לא ריפוי זה מלא דברים טובים זה לא ריפוי בעומק בסדר שהוא יודע תשובה אחת זה כאילו הרוב נורא בסיס תגידי לי על זה הם רבים</text:p>
      <text:p text:style-name="Standard">על פניו כן</text:p>
      <text:p text:style-name="Standard">אז לא על פ אז יופי אז לא על פניו אנחנו רבים על בחרדה לפגוש את אח שלי עוד פעם אז את אומרת לו תמלא תטפל בפחדים שלה ואם יש 500 את כל ה-500 הוא ימלא ואם אחד מהם הוא תהומי אז גם אותו ימלא אז הוא אומר לפעמים זה לא דבר רע אבל אני רוצה לטפל בשורש שיוצר את זה תגידי לי ה לא לדעת מה קורה ולחשוב שתכף יהיה מוות זה מופיע רק שהוא מאחר אז הוא כל הזמן יעבוד בשביל להשקיט את ה את הפחדים שלה אז יכול להיות שאם זה קשר עדין ואין הרבה אז בסדר אבל אם זה 50 פעם ביום אם בכל פעם שהוא לא עושה את מה שהיא רוצה היא מרגישה שמאבדת שליטה והיא אומרת לא אני לא יכולה לשתיבוד שליטה כל הזמן תגיד לי איפה אתה הנה השבוע פגשתי מישהו הלכתי לארוחה לנוח קצת גם כן בא מישהו שפח לי כל הצות שלך על הרוט לא היא ככה היא מחטטת לי בטלפון היא רוצה להרגיש ביטחון פתטת לו בטלפון כי היא צריכה להרגיש ביטחון כל הזמן אין שם כלום בטלפון אבל בסוף הוא כבר מסתגר אז למה שמת לא אז תפתח הוא לא הוא לא יכול לחיות כבר ככה אז מה הוא אמור למלא את כל הבורות חבר'ה כשאני אז לפעמים זה בסדר אם זה עדין אבל אם זה חווה עולם אבל גם כשאני עושה את זה אני לא מאפשר לבן אדם לפגוש את הפצע האמיתי שלו אז אני לא אומר זה דבר רע. קודם כל אם זה עובד זה עובד אבל זה רובד מסוים בעבודה. כן 100%. מה זה אולי? מה זה אולי?</text:p>
      <text:p text:style-name="Standard">זה רק מראה ממש ממש צדקה.</text:p>
      <text:p text:style-name="Standard">חוזרים מהפסקה. אנחנו מתחילים לברר איך א מסיטים את הפחדים האלה ומגלים רצונות ואחר כך נעשה אתרגלים מיתור רצונות ונמשיך. יאללה גונג. זמן אף מהר מדי היום זהחפש את זה איפה הוא בוא אני אמצא את זה עכשיו פה אני הרבה פעמים בורי שפסtion ואז</text:p>
      <text:p text:style-name="Standard">יאללה ביץ</text:p>
      <text:p text:style-name="Standard">אני אומרת לך ידעתי אתם יודעים למה הייתי בחרד כולם כשאנחנו לנושא אני בזה שאני שם בסוף</text:p>
      <text:p text:style-name="Standard">לגמרי זה שתמיד מנשמים</text:p>
      <text:p text:style-name="Standard">אז אני נוסע בכן לא</text:p>
      <text:p text:style-name="Standard">יני טיפונת שמאלה ותיק זה שלא צ לפנות את הלוח יאללה כן עכשיו לא רוצה להתחס לכלים של גרו רצונות או לדבר את המודלים של א ש של</text:p>
      <text:p text:style-name="Standard"><text:soft-page-break/>לא עוד לא מה שנוזור המצפ</text:p>
      <text:p text:style-name="Standard">כן ש אבל אנחנו נורא מוצמים</text:p>
      <text:p text:style-name="Standard">למה אתה שניהם אנחנו את המפגש שבא להתעסק בזה</text:p>
      <text:p text:style-name="Standard">זה תחבר אני לשתגלים אם דווקא הייתי הולכת לכלים זה הייתי מסוברת כי קודם כל דיברנו על פחדים עכשיו בוא נראה איך מסכים עכשיו</text:p>
      <text:p text:style-name="Standard">טוב</text:p>
      <text:p text:style-name="Standard">מה מה קורה פה למה זה כזה קטן</text:p>
      <text:p text:style-name="Standard">כלים לחשיפה של רצונות. יש לנו הרבה הרבה מאוד כלים. בוא ננסה לבנות ביחד כמה רעיונות. אז בוא נתחיל מזה שבן אדם אומר שהוא לא יודע מה הוא רוצה. אוקיי? נכון. אז כלי אחד שנתנו בתרגיל שלנו היה שאנחנו אה אומרים לו יש לך הכל, אין פחדים אנחנו מספקים את הכסף, אנחנו מספקים את ההצלחה ואז הוא לכאורה נשאר עם הרצון החופשי שלו. זה כלי אחד. תנו לי עוד חסם. מה עוד יכול להיות חסם? ואיזה כלי אנחנו ניתן לו? וזה לא הלך.</text:p>
      <text:p text:style-name="Standard">מה? אני סייע.</text:p>
      <text:p text:style-name="Standard">כן,</text:p>
      <text:p text:style-name="Standard">אז מה אני יכול לסייע לו כדי לחסוף את הרצון שלו? אם יש לי פחד מכישלון מה יכול המטפל להציע לבן אדם כדי לזהות את הרצון החופשי שלו באמת? למה שהוא יאמין שהוא יצליח? הוא לא יאמין שהוא יצליח. אז מה יכול להיות המניפולציה הטיפולית? הצלחה מפחד להתקשר.</text:p>
      <text:p text:style-name="Standard">מניפולציה טיפולית יכולה להיות שאני לוקח עליי את האחריות להצלחה. אני אומר לו ההצלחה של חי עליי אני דואג לזה אני דואג לזה לי יש לי מטה קסם אני מבטיח לך שיעמדו אצלך בתור כמטפל או כמאמן עליי ואני מבטיח לך שאתה תרוויח חי שקלים עליי האם אתה מעוניין בזה או לא מעוניין בזה כלומר אני מעמיס על עצמי את הפחדים של המטופל ולוקח אותם לרגע למשל מישהי או מישהו חושש להיפרד מבין הזוג מה אני עושה איך אני לוקח אותחדים</text:p>
      <text:p text:style-name="Standard">דואג לזה שהחברה שלך תהיה בסדר</text:p>
      <text:p text:style-name="Standard">אני דואג לזה שהחברה שלך בסדר אשתך תהיה בסדר אני מבטיח לך שאתה א שאת תמצאי זוגיות ואני מבטיח לך שהילדים שלך יהיו 100% תוך תקופה יחסית סבירה ואני גם יכול להבטיח שהתקשורת עם הגבר א אחרי תקופה תת שבת יהיה בסדר? לא, אני אומר, תסתכלי, נהדר. אני לא יודעת אם אני רוצה אה להישאר או להתגרש. אני לא יודעת. אה כן,</text:p>
      <text:p text:style-name="Standard">מה רואה כשהוא בכלל לא יודע?</text:p>
      <text:p text:style-name="Standard">בסדר, בסדר. בן אדם לא יודע שום דבר מה רוצה. אתם מקווים ברמת היעוד. זה ציר אחד של רצון. זה רצון של יעוד. אבל באופן כללי אנשים לא יודעים מה הם רוצים. אני לא יודעת אם אני רוצה לעבוד בזה, לעבוד בזה, אני לא יודעת אם אני רוצה להתגרש, לא יודעת אם אני לא רוצה להתגרש, לא יודע אם אני רוצה לעבור דירה, לא רוצה לעבור דירה. יש לי הצעה דרך אגב, או למנכל עכשיו חברת ברט של שטראוס או לעבור לעמק הסיליקון עכשיו בסטסטארטאפ א מהמם, מאוד מאוד מעניין. לא יודע מה אני מעדיף. שלחת אותנו עם שאלה של מה הרצון החופשי שלך? אתה מתחיל בשואל את בן אדם מה הרצון החופשי שלך? מינתן זה וזה וזה וזה?</text:p>
      <text:p text:style-name="Standard">לא לא, אנחנו לא נכנסים לסשן כללי זה יהיה אירוע נדיר. בוא תחסוף את הרצון החופשי שלך. מתי השאלה הזו תבוא? מתי בן אדם מבקש את השאלה הזו? מדרכים שקשורה למה? ליעוד העמוק שלו. שמה יש אפס מודעות לגבי בא אליך בן אדם אומר אני לא יודע מי אני לא יודע מה אני רוצה. כאילו מישהו שהולך לגמרי לאיבוד. אוקיי? זה רצון אחד. חוץ מזה יש עשרות צמטים. שקשורים לרצונות. בסדר? אז אני עכשיו רגע לוקח איך אנחנו עוזרים למישהו לברר רצון בתוך דילמה. בסדר? יותר טוב. תודה על ההבהרה.</text:p>
      <text:p text:style-name="Standard">אין הבדל. לרוב בן אדם בקבלת החלטה מה עושה? זה נושא כל כך רחב. למה בן אדם מגיע אליכם ותקוע? למה הוא לא יודע לבד להחליט? קשה לו להתחות זה שלם את המיר</text:p>
      <text:p text:style-name="Standard">הוא בפרמה של</text:p>
      <text:p text:style-name="Standard">כן אבל למה קשה לו לברר את זה מצליח לראות</text:p>
      <text:p text:style-name="Standard">הוא לא מצליח לראות את הרצון הבהיר שלו בעזרת הכינים שיש לו באותו רגע כן תקשיבו רגע זה כאילו נורא פשוט וזה מבלבל הפתרון לא נמצא בזירה שבה הבעיה מוגשת כשמגיע מישהו ומתלבט עם לעשות את הסטארטאפ בעמק הסיליקון או למנכל חברת בעת של שטראוס, השיקולים שלו נמצאים בזירה מסוימת. מה כלי השיקול שלו? איך הוא מברר את השאלה?</text:p>
      <text:p text:style-name="Standard">כלכלים</text:p>
      <text:p text:style-name="Standard">בכלים שלו.</text:p>
      <text:p text:style-name="Standard">בכלים שלו.</text:p>
      <text:p text:style-name="Standard">בדרך כלל בכלים האלה הוא לא מצליח להגיע לפתרון. נגיד הוא אומר היתרונות זה החסרונות זה, היתרונות זה החסרונות זה יוצא לו טקו נכון הוא הולך לאלד שהוא מנכל גדול אלד נותן לו טיפים הוא יוצא זה מרים את הראש יוצא משם מגיע לנועם זה מרים את הראש הבעיה לא נפטרת במרחב בוא מוגשת תזכרו את הרעיון הזה זה ברור כי פה הוא כל הזמן בטקו אגב אם הייתה הכראה קודם כל אם ב שכל זה טקו אז מה אפשר להגיד לו שזה בכלל לא משנה מה תבחר אם הבן אדם בשכל מייצר שוויון זה <text:soft-page-break/>לא משנה אם הוא פנה שמאלה או ימינה זה ברור אז בכלל אין דילמה זה לא משנה אם הפער היה ברור בשכל אתם לא יודע כמה פעמים אנחנו פוגשים בזה אבל אדם תקוע שנה בעייפת החלטות כזו כל חמש דקות זה זז למ שמאלה אבל אם זה בתקו זה לא משנה. זה ברור והוא מתייחס לזה כאילו זה דרמה גדולה. זה לא דרמה גדולה כי אתה בטקו אחר אתה היית מכריע. אז זה חייב לעבור למישור אחר, למישור חופשי מהדילמה השכלית. כי זה לא הוכרה שכלית. אני ברור חבר'ה. יופי. אז כלי אחד שלי הוא לקחת ממנו את הפחדים. כן. אני לא אני לא אתה לא צריך להאמין לי. התפקיד שלי הוא לחסוף את השורש הרוחני של הרצון. אתם מבינים את המשפט הזה? הרצון הוא חופשי, הוא רוח. אני רוצה להסיט את החומר שמפריע לו. השפה ברורה. מכיוון שמה שמפריע הוא תמיד ממשפחת הפחד, התפקיד שלי הוא למצוא מלא דרכים להגף את הפחד. דרך אחת היא לב פה ולהגיד אני מבטיח לך הצלחה. אוקיי? אם זו דילמה אני יכול להבטיח לו הצלחה בשני הצתירים. למשל, אם אנחנו בדילמה של עמק הסיליקון מול שטראוס, לא זוכר מה זה היה, אז מה אני מצייר לו? הצלחה בשני המקרים. אני שואל אותו מה יחשב הצלחה בשני המקרים? אנחנו מציירים ציור מאוד גדול. זה חבר'ה, זה כלי עבודה עם מדרג ראשון אני עושה את זה ברמה יומית מגיע מישהו עם דילמה אני עושה לו דילמה מדרך אני אומר לו אוקיי עכשיו בוא זה שטראוס בזה מה קורה צייר לי את זה א אני מבטיח לך את ההצלחה זה אומר שהבורד מרוצה והכסף פצצה והילדים בריוקיישן עפים ואשתך מבסוטה מהחיים אוקיי מסיט יש לו תמונת עתיד כאילו רצון מסוים מתממש נתול פחדים זה ברור הרצון מתממש. מה עכשיו הוא ירגיש? עכשיו בתוך הדמיון שלו יש תמונה של מציאות עתידית אופטימלית מתממשת. זה ברור. אל הדבר הזה הגוף שלו כבר ירגיש מידה כזו או מידה אחרת של שמחה וחיבור. כן. יופי. מה עכשיו אני עושה?</text:p>
      <text:p text:style-name="Standard">אותו דבר בצד השני אומר תשמע רגע נשארת בארץ שטרוספים אליך אשתך מקבלת גלידות חינם הילדים א זה אנחנו ב-10 מ10 עכשיו מה שבית</text:p>
      <text:p text:style-name="Standard">יופי עכשיו מה אני מבקש ממנו בשלב הזה אני מבקש ממנו לתת מספור לימין לרמה האנרגטית בהדר מול מינה אחרת שהוא נמצא בה ומספור לרמה האנרגטית שהוא נמצא בה בצד השני מה אני עושה בזמן שהוא יוצא מעיניים ומדמיין את הדברים האלה? איך אני מתבונן עליו? אז הסיכוי שאתם תטעו אם אתם נורמלים, כן, לא מבריקים הוא אפס. אתם בוודאות תראו איפה הבן אדם יותר גבוה. יצאנו מהתרגיל, אתה שואל אותו מה המספור פה? מה המספור פה? המספור קובע מה? אנרגיה.</text:p>
      <text:p text:style-name="Standard">יופי. וזה הרצון החופשי. אתה שם את הרצון החופש. אומר אוקיי אז הרצון החופשי שלך זה שחופשי מפחד הוא בריוקיש מזה מה מיד קורה לו למטופל נכנס לפרדה</text:p>
      <text:p text:style-name="Standard">מיד כל הפחדים חוזרים אבל הרצון החופשי ברור בסדר ועכשיו התפקיד שלי להגיד הרצון החופשי ברור התפקיד שלי זה לעזור לנו להחזיק אותו אבל יש רצון חופשי אם יהיו מכשולים נוכל להתמודד אם יהיו מכשולים בריוקש יהיה יותר קשה להתמודד כי הרצון זה לא הרצון החופשי, התשוקה פחות עמוקה. אני מעדיף רצון חופשי עם הרבה קשיים כי ככשיש רצון חופשי ברור, עתיד שאותו אני מבקש לממש. אין לי בע להתמודד עם עם קושי. אם ממילה כשאני עשיתי עם השכל זה יצא לי טקו, אז הברייק אבן הוא לא בזירה שבה הבעיה ההוגשה. תענהנו.</text:p>
      <text:p text:style-name="Standard">כן. למה? כי בסוף מה שיבדיל זה כמה דרייב רגשי יש לי רצון תשוקה לממש עתיד מסוים שיעזור לי להתגבר על תחשוב אם אני צריך הבת שלי יצא לטיול הגדול השבוע תודה רבה אין בכלל שום מצוקה כלום אם יקרה לה עכשיו משהו לא יקרה לה כלום סתם גם קיבלה כזה כפתור מצוקה כזה של א זה הכל בסדר יש טלפון לוייני יש לה חבר מקרר הכל בסדר אין שום סיבה לדאוג</text:p>
      <text:p text:style-name="Standard">כן ויש לכם גם כזה איך זה נקרא אה הכל האמת שמת שלא ועכשיו אומרים לי קרה לה משהו אין לי שום בעיה לךף עכשיו ולחצות יבשות קוצים זכוכית זה כי המטרה הברורה מי שיש לו בשביל איזה מה לחיות באפורו כן ניצ'ה יוכל להתמודד כמעטם כל איך לכן אנחנו מעוניינים מאוד לחבר את הבן אדם למנוע הרגשי שלו לרצון החופשי שלו כי יהיו קשיים ואם הבחירה היא לא בחירה מלאה כל משבר יפיל אותו זה ברור יופי זה תרגיל מוש שלם כדי לברר צמטים אני אומר אני לא נותן לו לוותר על הרצון כי באו הפחדים אומר לי אני לא יודע עכשיו איך אמרת לו לאט לאט נתמודד עם הפחדים</text:p>
      <text:p text:style-name="Standard">אני אשאר לבד</text:p>
      <text:p text:style-name="Standard">אני יודע</text:p>
      <text:p text:style-name="Standard">מה יגידו לא יודע אבל מה שקורה לרוב האנשים זה פשוט מה שקורה מרוב פחדים הוא לא מסוגל לזות את הרצון החופשי אני לא יודעת מה אני לא יודעת אם רוצה להתגרש צום אומרת יש לזה כל כך הרבה סכנות ומחירים שאני לא יודעת מה אני מעדיפה אם היא לא יודעת מה היא מעדיפה לא ניתן לנוע הסתיתי את הפחדים אני יודע מהרצון החופשי יש לי אזימוד ברור לאן אנינה אבל אני עכשיו צריך להתמודד עם זה different boג game את זה אני יכול להחזיק</text:p>
      <text:p text:style-name="Standard">אתם תראו באיזה מהירות לפעמים אפילו קודם כל רגע חשוב להגיד לגבי התרגיל הבפני טיפ קטן אחד כמובן אני עושה אחד קודם אני מצאת לזה רגע את הזמן ואני מדברת את זה לאט בסדר אני מחש אותם לדמיון ממש שרגישו את זה בגוף ואז אני שואלת את האחד עד 10 ואני משתדלת אגב לא לצייר שם בהכרח ורוד מדי אלא אני מדברת אמת נכון בהתחלה תהיה הסתכלות אבל זה יצליח בסדר זאת אומרת אני לא עושה את זה משהו ועוד שאי אפשר להתחבר אליו אבל שכל הפחדים אצלי זאת אומרת הוסרו ואז את השני ומכניסה ושואלת את האחד עד 10 כן ממש מבקשתו אבל לפעמים אני אפילו לא עושה את כל זה אני רק שתה לי מישהי השבוע אני אומרת לי אני שנה מתלבת אם אני רוצה להתגרש או <text:soft-page-break/>לא ואז שאלתי משת ואז היא אומר אז אמרת רגע אז אם את תהי בטוחה שאת לא תשארי לבד מתגרשת ברור</text:p>
      <text:p text:style-name="Standard">יותר מזה גם בתוך מערכת יחסים אנחנו אומרים את זה כי זה קורה הרבה הנושא של להיפרד לא להיפרד אנחנו פוגשים אותו פעם ביום כן בעבודה שלנו עכשיו גם שם אתה יכול לפרק את זה נכון מה תגיד מישה מגיעה לא יודעת אם היא רוצה להיפרד מה תציאו לה מה הם שתי הבדיקות נשארת והכל טוב וממה הוא כן נשאר נו בבית הוא השתנה יש הרמוניה בבית הכעס שלך על זה ועל זה ועל זה הצרכים שלך נענו וכולי וכולי מה המספר גדר לעומת זה נפרדת חלפה שנה הסתדרת בדירה עניינים הכלים נפטרו התגרשתם בסדר הילדים התארגנו מה המצב מאוד מאוד ברור לאנשים תוך שנייה איפה יושב הרצון החופשי האמת גם אם הכל מסתדר זה לא בשבילי כן פעם חשבתי על פרידה ושאלו אותי את השאלה הזאת אם הכל שתנה ויסתדר וזה וזה וזה וזה אמר לי לא והיום אני היום דברים באמת השתנו וגם אני שיניתי את הדעה שלי במדינה שמשה בי לא האמין אז שבכלל הדברים יכולים להשתנות אז לא הצלחתי בכלל להתחבר לרדת הזאת זאת חוויה שבחיים לא הצליחתי לחבות בתוך אותה מערכת יחסים פתאום היום אני מצליחה לחפות רגשות אחרים אז מטפל מיומן יהיה מסוגל להוליך בדמיון מודרך ולענות באמת על הצרכים הרגשיים ובאמת על החלום ואז אנחנו יודעים מה החופש של הרצון עכשיו נחשוב יש רצון ששווה להווק בעבורו לא ילך לא ילך אבל לפחות יש לנו מצפן אנחנו רוצים ללכת וזה נותן לאנשים את הכוח לעשות תהליך כואב קשה כי הרצון ברור שלו קיים. בסדר ואנחנו אני גם הרבה פעמים אומר, חבר'ה, איך שאתם תצאו מה יש התרגשות, דמעות, אני יודע מה הרצון החופשי שלי, יש לו כיוון, אני אומר, אל תדאג, זה יחזיק גג</text:p>
      <text:p text:style-name="Standard">עד האוטו.</text:p>
      <text:p text:style-name="Standard">אבל לפחות אנחנו יודעים, יש אבל שעזוב את הבית, לא רוצה להגיד זה פשוט, אבל כאילו זה קצת שחור ולבן. בעבודה יש להם השלכות שהם לאך פחדים, יש רצות שמתנגשים ומה זה? ל בטלוג שלא מתאים לה</text:p>
      <text:p text:style-name="Standard">לא ולא לא סבבה והרצון שלי הוא</text:p>
      <text:p text:style-name="Standard">אז אנחנו מבררים קודם כל את זה טיפונת מבלבל אני מברר קודם כל את הרצון החופשי תזכרו חופשי מפחד קשור לפחד</text:p>
      <text:p text:style-name="Standard">זה ברור שזה קשור לפחד זה לא מתאים לבת זוג</text:p>
      <text:p text:style-name="Standard">טוב למה למה סתכל זה כמה נגיד צה שיהיה טוב ש</text:p>
      <text:p text:style-name="Standard">יכול להיות אבל קודם נבין מה הרצון החופשי של</text:p>
      <text:p text:style-name="Standard">אתה צריך להבין מה הרצון החופשי אם היה לה טוב אתה אתה עושה את זה כן, ברור. כי גם לי טוב, גם להטוב. אז עכשיו אני הולך ואני מפחד שלא יהיה לטוב כי אם זה טוב, אין לך בעיה. אז הפחד זה שזה לא יתאים לו, שזה יפגע בה.</text:p>
      <text:p text:style-name="Standard">אני לא בט לא לא בטוח שאני מסכים.</text:p>
      <text:p text:style-name="Standard">מה זאת אומרת? תן לי את הדוגמת אמת.</text:p>
      <text:p text:style-name="Standard">ללכת ללכת נגד הרצון שלה כמקרה הזה מכיר שהוא פחד.</text:p>
      <text:p text:style-name="Standard">מה יקרה אם תלך נגד הרצון שלה? עליה משהו.</text:p>
      <text:p text:style-name="Standard">ואם תכפה עליה משהו שהיא לא רוצה. ואם לא יהיה לה טוב,</text:p>
      <text:p text:style-name="Standard">לא בטוח שי לשלם במחיר הזה.</text:p>
      <text:p text:style-name="Standard">מהמחיר?</text:p>
      <text:p text:style-name="Standard">אני לא בטוח שאני רוצה שהיא תשלם במחיר הזה.</text:p>
      <text:p text:style-name="Standard">כן. כי אז</text:p>
      <text:p text:style-name="Standard">זה שלום של אני בוחר באמצע.</text:p>
      <text:p text:style-name="Standard">אז יש מחיר שאתה לא מוכן לשלם.</text:p>
      <text:p text:style-name="Standard">מה אתה תרגיש אם זה לא?</text:p>
      <text:p text:style-name="Standard">מה שאני מתקרה להגיד זה זה דור על רצון חופשי אחר.</text:p>
      <text:p text:style-name="Standard">אין דבר כזה. זה תמיד כל בחירה יש לה מחיר. אז כשאני בוחר משהו אני מחבק את כל המחירים בתוך הבחירה נכון אם יש מחיר שאני לא מוכן לשלם זה כבר פחד זה האיום שלי אז רגע אולי אני חושבת שאנחנו לא אומרים שאנחנו צריכים עכשיו לכבא כל מחיר ולאסוף רק מה שטוב לנו ולהיות סופר אגואיסטים בסדר זה לא האמירה</text:p>
      <text:p text:style-name="Standard">אני הבנתי הבנתי אבל האמירה היא שהשאלה אם אני עושה את זה בזה שיעור שאנחנו לא למדנו אותו השאלה אם אני עושה את זה מ שאני יודע מה הרצה שי שלי אני מקובר גם אין לי פחד לפעול איתו אבל אני כן מחליט שמהאהבה אליה אני מתחשב בה וזה לא משהו שאני עושה כל הזמן באופן קבוע מבט על רצונות שלי באופן ראקטיבי כי זה הבית שגדלתי בו אלא אני באמת אוהב את אשתי והחלטתי שלבחירה הזאת אני מבטא</text:p>
      <text:p text:style-name="Standard">אבל זה אומר שהרצון שלי לשמח את אשתי גדול יותר מהרצון שלי בריוקיישן ובניב של עצמי זה שבירון בדעתי שאין שם ראקטיבי זה בחירה מ ולא מ רוב האנשים במקרה הזה שהם אומרים אני לא רוצה שאשתי בטו כן וזה בדור ראשוני כזה לרוב זה רק להגיד יש שם בדרך כלל תבנית</text:p>
      <text:p text:style-name="Standard">אם אתה משוכנע שהיא תהיה אגמומית שאתה בחול שאתם בריוקשן אז אנחנו מציירים מציאות אוקיי אתה מצליח אתה סופר כוכב על בחוץ לארץ אשתך קצת אגמומית לעומת זה אתה בארץ אשתך שמחה <text:soft-page-break/>ואתה קצת הגמומית עכשיו תרגיש את זה מה איזה רצון גובר חבר'ה בחירה ללכת לקולנוע זה בחירה לא ללכת לתיאטרון אוקיי אז בכל בחירה יש מחיר כדי שבחירה תהיה שלמה אני חייב לחבק באהבה את מחירי הבחירה. אם אני אם אני לא מחבק את מחירי הבחירה הפכתי להיות מה? קורבן של הבחירה שלי.</text:p>
      <text:p text:style-name="Standard">אנשים ככה כל הזמן לא רצו ילדים ומומרים כל הזמן.</text:p>
      <text:p text:style-name="Standard">מי שלא ער למכרי הבחירה שלו ולא מחבק אותם הופך להיות קורבן של הבחירות שלו. הבחירה של</text:p>
      <text:p text:style-name="Standard">חבר'ה, בחירה שלמה זו בחירה שמחבקת את מחירי הבחירה. אם אני מתחתן בחתונה שמרנית, הבחירה להתחתן עם אישה אחת מקפלת בתוכה את הבחירה מה? לוותר על אלפי מאות אלפי נשים מהממות זה על מאות אלפים אוקיי וכולם דופקות לי על הדלת בטיק טוק ובאינסטגרם</text:p>
      <text:p text:style-name="Standard">אוקיי</text:p>
      <text:p text:style-name="Standard">כל יום</text:p>
      <text:p text:style-name="Standard">עכשיו אני יכול או ללכת בעולם האינסטגרם ולהגיד יאללה גם זאת לא שיתי וכל הזמן להתקרבן על מחיר הבחירה שאני עשיתי או שאני יכול להגיד זו הבחירה ש זו הבחירה שלי אלה מחירי הבחירות שלי מחבק או לא אם לא מחבק את מכרי הבחירה שלי אני קורבן של הבחירה שלי זו בחירה לא שלמה ואז כל דבר שאני עושה מערער את הבחירה שלי או גורם לי להיות אגרסיבי או תוקפני כלפי מי שגורם לי לשלם את המחיר על בחירה שאני עשיתי למצוא את המחיר את ה את הביניים</text:p>
      <text:p text:style-name="Standard">ואם אין בעיניים שיחה עם הבזוג שלך אתה אומר לה תקשיבי אני הייתה 20 שנה תשמעי אני כבר לא יכול</text:p>
      <text:p text:style-name="Standard">אופנוע</text:p>
      <text:p text:style-name="Standard">לא זה מה שאני רוצה אוקיי ואז אתה אומר לעצמך אני מוכן לשלם את המחיר של הפתיחה של הקשר שלי אוקיי למשל אנשים מאוד יצירתיים בתוך המצות זה כבר</text:p>
      <text:p text:style-name="Standard">אבל אבל פתיחה מגיעה עם מחיר</text:p>
      <text:p text:style-name="Standard">זה לא משנה זו זה חוק אקסיומטי אדם שלא עשה סדר בבחירה שלו ולא המשפט הוא כזה זה יכולים לכתוב לכל אלה שרוצים שאני אקריא את זה שש פעמים זה אף אף פעם לא גובה המחיר זו תמיד עוצמת הבחירה. תכתבו את זה. מה שגורם לך להיות שקט או לא שקט זה אף פעם לא גובה המחיר. זו תמיד עוצמת הבחירה. מבינים? נסביר. אני יכול לרצות לקבל קומטה ביחידה מיוחדת. המחיר הוא מסע קומתה של 7000 קומטר. מחיר כואב. האם אני קורבן של המחיר ה? הזה</text:p>
      <text:p text:style-name="Standard">לא להפך אני גאה בו נכון ככל שהמסע קשה יותר הרורד הקומטה שווה יותר אני רוצה את הקומטה כי היא מסמלת סבל זה ברור אני לא הולך אומר לא אני צריכה ללכת מה זה החרא הזה לא אני בחרתי ביחידה הזאתי בשביל התג הזה והסמל הזה והוא מקפל בתוכו את המחיר והנגה אומר בואנה אחי אתה יודע כמה הלכתי שזה 7,000 קומר</text:p>
      <text:p text:style-name="Standard">יודע שזה 7000 קומטר אני שמח בבחירה סבבה אותו חייל אם הוא אחותו או החברה הפרכה שלו מאלצת אותו ללכת לחתונה והוא לומ פורץ בסגולה בפתח תקווה של בדודה שלה נכון יש לומה נוצץ ש שהיה להם מלא כסף לשלט אבל לא נשאר להם לאספלט של החניה נכון עם המאמורות והוא צריך ללכת 50 מטר מהחניה הוא יקלל אותה את אחותה את הפורץ ואת הנוצץ כי הבחירה מאוד מאוד חלשה הוא הלך כקורבן וה-50 מטר האלה גורמים לו לקורבנות. זה אף פעם לא גובה המחיר שקובע אם אנחנו שקטים או לא שקטים. זה אקט טיפולי. כן. אתם תראו אנשים קורבניים כי הם לא עשו סדר בבחירות שלהם. למעשה הם לא בחרו עם המחיר. אז ה-50 מטר קורבן שלה עם אמא שלו וה7000 קיל לא קורבן של כלום. למרות שהמחירים ככה. פה יש בחירה ופה בחירה מאוד מאוד חלשה לא חיבקה מחירים אין בכלל רצון חופשי אז זה חשוב אף פעם לא גובה המחיר זו תמיד עוצמת הבחירה מה שקובע אם יש שקט או אין שקט כל תליי נוסף אני רוצה להספיק עוד טיפה היום אולי טיפה יש בזמן זה מתחבר לשאלה של התשובות המהירות והתשובות האתיות לעתים שבן אדם אתה מנסה לברר איתו רצון הוא מכניס הרבה מאוד רעש לתוך המערכת והוא לא מסוגל א להשאיר מבט לאמת שלו אנחנו קוראים את התרגיל הזה תרגיל סירה לחץ ופה המניפולציות כיד המלך כן חופשיות אני אומר לו אני סופר מחמש עד אפס באפס אתה נותן לי תשובה מה אתה רוצה אם התשובה לא נכונה פה אני המתפרע כן אם אתה לא נותן תשובה נאמנה על המקור לא יודע חייך מושמדים עליםך אתה מאבד את כל הכסף חמש א ואני מאלץ אותו לא נותן לו לחשוב לא נותן לו לחשוב לו אתה חייב חמש ארב ש אחד עוזב. בסדר? זה כלי שאנחנו לוקחים כשאתה מרגיש שהבן אדם ממוסך במחשבות ואתה יכול לעקוף את זה רק על ידי לחץ בתוך הדבר הזה. כלי נוסף הקפולציה הקודמת בעצם זה קצת כמו כפתור האמת הפשוטה.</text:p>
      <text:p text:style-name="Standard">כפתור האמת הפשוט לא זה אחרת בכפתור האמת הפשוטה הכפתור הזה שעם ה*** פלסטיק הזו זה כפתור זה זה תרגיל שלוקח את הפחדים. אני לא יודע אם להיפרד או לא להיפרד מהחברה שלי. תקשיב,</text:p>
      <text:p text:style-name="Standard">אני לוק אני לוקח לו את הפחדים. זה כפתור האמת הפשוטה. כן, זה מקודם. זה לא אותו דבר כמו הספירה לאחורה.</text:p>
      <text:p text:style-name="Standard">כן. אם הלכת אחורה אז כן. מי שלא מכיר את התרגיל, התרגיל בא ואומר, יש לך פה כפתור, אתה לוחץ עליו. בשנייה שאתה לוחץ עליו, אני אתם נפרדים, היא לא כואב לה, אתה לא כואב לך, אתם נפגשים מחר, אתם לא מזים אחד את השני. ויש לך חבר תוך שבוע לוחץ לא לוחץ לוחץ אם הוא לוחץ זה הרצון החופשי אוקיי שוב אני מסיט את הפחדים לוקח אותם אליי אתם לא יודעים כמה זה משפיע על אנשים אני אני לא יודע תפתח קלינקה ממוש אני מממן אותך את מקבלת מן 20,000 שק בחודש עד שהעסק <text:soft-page-break/>מתייצב ואם הוא לא מתייצב לנצח הזה את הופכת להיות מטפלת בטח אוקיי אז מה הרצון החופשי להיות מטפלת מה הפחד כסף אוקיי בוא נתמודד עם הפן הכלכלי של האירוע אבל חופש ברור. אבל לפני זה היא תבוא ותגיד אני לא יודעת. זה לא שהיא לא יודעת, היא אומרת, יש לי פחדים שלא מאפשרים לי להתחבר לרצון החופשי שלי. אז שמארגנטינה אתופסיות. אתה זוכר את התופסיה?</text:p>
      <text:p text:style-name="Standard">אף פעם לא הייתי.</text:p>
      <text:p text:style-name="Standard">תשמע, ישך אתה לא מסתכל על זה? אין דרך לפתורות.</text:p>
      <text:p text:style-name="Standard">לא לא מכיר את ה</text:p>
      <text:p text:style-name="Standard">כל מקום ברור. סיפורים כאלה של אנשים ואתה ועכשיו חספנו את הרצון החופשי ואתה אומר אוקיי יש לנו כאן עכשיו אירוע כלכלי ואז מתחילים הסיפורים על האירוע הכלכלי תקחי עכשיו הלוואה בבנק את צריכה עכשיו אבי</text:p>
      <text:p text:style-name="Standard">יכול בן אדם לעשות אחר כך סדר תראו במקרים אקוטים בסדר הרי אנחנו פוגשים סיפורי זבואות כן אני רוצה להיפרד אבל הוא ירצח לי את הילדים מכיר סיפורים כאלה שהילדים באמת נרצחו</text:p>
      <text:p text:style-name="Standard">אוקיי</text:p>
      <text:p text:style-name="Standard">אז יכול בן אדם לבוא ולהגיד אני אני מבין את הרצון החופשי אלה מחירים לא ניתן לשן אותם ולאור זה שלא ניתן לשנות אותם אני מוותרת את הרצון החופשי כי חיי ילדיי יותר חשובים ואני מקריבה את עצמי אני הולכת למות ואני יודעת את זה וזו הבחירה שלי 100% כאילו לפעמים המצבים בלתי אפשרים אבל זה באמת מצו בחירה חופשית תקשיבו ברור שזה יש מקומות בלתי אפשריים אבל תקשיבו זה באמת מימד רוחני תמיד אתה עם מה בסוף אתה יכול להישאר חבר'ה מה בסוף ב-100% שליטה שלך קצת גבוה אולי גבוה מדי מהזור ההשפעה שלך</text:p>
      <text:p text:style-name="Standard">אבל אם אני בוויקטור פרנקל של זה אם אני במקום שבו אין לי שום השפעה על המציאות פרנקל רק המים שלך אתה מים לכן גם בכלא יש לך בחירה</text:p>
      <text:p text:style-name="Standard">אז הבחירה שלי היא מהר</text:p>
      <text:p text:style-name="Standard">איזה בן אדם אני רוצה להיות</text:p>
      <text:p text:style-name="Standard">זה בסוף אם מחליט להיות הסיטואציה כפויה אין לי יכולת להשפיע מי אני רוצה להיות בתוך הסיטואציה? בסוף זה הפלול האחרון שיש לי. חבר'ה, זה עמוק. זה עמוק וזה חשוב. גם בעולם.</text:p>
      <text:p text:style-name="Standard">לא, יש לי הרבה פעמים בחירה לפנות שמאל או ימינה, אבל באים תלמידים מתחמים ואומרים לפעמים אין בכלל מכירה. אני בכלא שמו אותי בכלא. אז קודם כל גם בכלא יש לי בחירה. אני יכולה להתאבד או לא להתאבד. אני יכולה גם להחליט מה היה יחס שלי לכלא. כלומר, בסוף בסוף בסוף כשניתלת ממני כל יכולת הפעולה כי אני לא יכול להשפיע על המציאות אני כן יכול הדבר האחרון ש הדומיין הפרטי שלי הוא היחס שלי למציאות כן</text:p>
      <text:p text:style-name="Standard">אבל ביחס</text:p>
      <text:p text:style-name="Standard">אבל שאין בהדנ אין בה doing יש בה רק בינ</text:p>
      <text:p text:style-name="Standard">מה לשר</text:p>
      <text:p text:style-name="Standard">אה פה</text:p>
      <text:p text:style-name="Standard">גם שגם בטוב שיהיה אם אותה משפיים שלוצ שאני רוצה בפל</text:p>
      <text:p text:style-name="Standard">עוד פעם</text:p>
      <text:p text:style-name="Standard">נכון יכול להיות שאני אבחר בצמים הנכונים בבחירות הנכונות בדברי בבנים שלי הבי עדיין מסתכל על מי שאני יושבת</text:p>
      <text:p text:style-name="Standard">זה נרג אומר שזה בות ראקטיב</text:p>
      <text:p text:style-name="Standard">כלי נוסף שמופיע הרבה בפודקאסט בכל מיני וריאציות כן סיר לחץ הרבה פעמים כשאתה רואה שבן אדם הוא בלופים באותה קומה. הרי מה הסיפור שלנו בקבלת החלטות? אתה עכשיו תבינו את המשפט הקודם קצת יותר טוב. בן אדם לא מצליח לפתור את הבעיה בקומה בהוא נמצא. אתם מבינים את זה עכשיו יותר טוב? אני לא יכול אני לא אם הוא בלופ של פלוסים ומינוסים ואני אביא לו את הפלוסים ואת המינוסים אני משאיר אותו באותה קומה. רוב אנשים לא מטומטמים ולא מבינים את הפלוס והמינוס. של הקומה שבה הם נמצאים. אני חייב להחליף לו קומה.</text:p>
      <text:p text:style-name="Standard">עוד פעם מה שאלת?</text:p>
      <text:p text:style-name="Standard">הסיר לחץ כשאני רואה בן אדם ש המיסוך שלו כל כך דרמטי שאין איפה להיכנס שם הוא מערבב אותך הוא מערפל אותך. אני בח 2 1 שקש</text:p>
      <text:p text:style-name="Standard">מה</text:p>
      <text:p text:style-name="Standard">פלת דוגמה שאלת אותי כאילו לא מרחתי אותך אבל אתה שמת לב שהגניל הייתה אמרתי כאילו הוא אמר כזה אתה הולך תביא את הזה ואז אמר כאילו חזר על זה כאילו כתובה כזה אולי זה לא 5ח א 3 ש 2 א כאילו שנייה פחות ש</text:p>
      <text:p text:style-name="Standard">כן אבל אני ממש ממש חריף בתרגול הזה אוקיי אני לא יודעת אם אני רוצה אה אה הנה בדרך לפה חברה אנחנו מי שרוצה שאני אקח עגלה לרבה אוסיף עגלה על האוטו שלי יודע כן יודע זה כן נעים לא נעים וזה טל חייך תלויים בזה אם אתה אומר אמת אתה חי אם אתה אומר שקט הזה 5 א 3 2 1 רוצה לקחת לא רוצה לקחת שתמות שתקנה עם הזה שלה לא רוצה לא היה לי נעים אני רוצה להרם סבבה היא ביקשה היא כבר עזרה לי בעבר זה אמור להיות כולם עוזרים ל כולם אני גם בן אדם טוב גם זה גם <text:soft-page-break/>חברה של אשתי לא יודע מה אני רוצה רוצה לא רוצה שתמות לא רוצה אנחנו מנהרים את זה לא נותנים את כל הקשת הזו לא נותנים למקום כן כי אתה מכיר מכיר את הבדיחה עם הג'ק כזה אז הרבה פעמים שאנחנו מרגישים שיש רעש ומיסוך אנחנו דוחסים את הבן אדם דוחסים דוחסים צריכים לתמונה אוקיי</text:p>
      <text:p text:style-name="Standard">תחשב על השא של א לך קו ל כלומר טבלת החלטות יש עוד שיטה שבה אני אומר לך אתה רוצה אתה שוקל להתגרש או לא להתגרש כי אשתך עכשיו שם אתה בא מחר בבוקר אומר לך אני אני אז הכלה או לא הכלה</text:p>
      <text:p text:style-name="Standard">חד משמעית עשיתי את זה גם השבוע ההוא עסוק בלהגן עליה ואני לא רוצה לפגוע בה והיא אישה טובה וזה ואני אומר בוא רגע נחליף תפקידים אם היא הייתה באה אתה גם היית אומר למה היא פוגעת בי הוא אני בן אדם טוב לא הייתי מודע לאלוהים שהיא שמה את המפתחות איך למה היא סימטריה הזאת נגיד לא אם הייתה הפלה טבעית סתפלה</text:p>
      <text:p text:style-name="Standard">כן</text:p>
      <text:p text:style-name="Standard">בלי נוסף אנחנו נגלה בהמשך יש לנו פשוט שיעור על זה וזה מאוד מבלבל שרצונות נולדים או או מבחוץ פנימה או מבפנים החוצה רצונות שנולדים מבחוץ פנימה הם רצונות שהתכלית שלהם היא לבנות את האני מבחוץ. נעמה קנתה במוה? אני רוצה במוה. למה אני רוצה במוה? כי לנמה יש ואני מקנא בה או אני רוצה להיות שווה כמוה. מה תכלית הקנייה? למה אני קונה אגו? אנחנו נלמד את זה. זה נקרא אגו מפלה. אני אני קונה את האוטו כדי שהזולה תסתכל עליי ואני ארגיש טוב מאיך שהעולם מסתכל עליי. נקודה ברורה. יופי. חבר'ה, תהיו יותר מרוכזים. זון שתחיטו לגמל.</text:p>
      <text:p text:style-name="Standard">תסתכלו אחורה, אני רואה שאתם כבר טיפה יפים. יש לנו את הדבר הזה. זוכרים? רצון ומציאות. אם יש לי רצון שנולד מבחוץ, ראיתי שלט של אלפה רומo אני רוצה אלפה רומא הרצון נולד מבחוץ כן מה קורה כשהוא מתמלא</text:p>
      <text:p text:style-name="Standard">אני נשאר ריק יש תענוג רגעי ואז יש ריכון הפער מצטמצם לרגע וגדל רצונות שנולדים מבחוץ מותירים אותנו ריקים זה טראגי הוא רצון חופשי כי אין בו פחד בהכרח אבל הוא רצון שנולד במיקוד שאתה חיצוני אתה קצת יותר צודק מה שאתה זה קרדיט זה קשור למילוי של צורך ככותרת נבוא ונגיד שרצון שנולד במיקוד שליטה פנימי שהוא ביטוי של מה של מה של תשוקה של מהות המילוי שלו שזה מתממש ממלא אותי כלומר הוא מקרב לאושר אז רצונות שנולדים מבחוץ גם כשמתמלאים מרחיקים אותנו מאושר יש עונש אבל אין אושר ועונג הוא כמובן רגע. רצונות שנולדים מבפנים ומתמלאים יש להם פוטנציאל לקרב אותנו להרמוניה.</text:p>
      <text:p text:style-name="Standard">הכלי שואל, אם אף אחד בעולם לעולם לא ידע שמימשתי את הרצון, ביצעתי את הפעולה, האם אני עדיין עושה את הפעולה? אם התשובה היא לא, זה אומר שתכלית הרצון מה מה התכלית שתחושת הערך שלי תתמלא דרך שהעולם תופס אותי? ואם התשובה היא כן זה אומר שזה ביטוי של האני. אנחנו נלמד את זה מסודר. זה נקרא בידו ההב. הוויה באה על ידי ביטוי בפעולה. פעולה באה ל ידי ביטוי בחומר.</text:p>
      <text:p text:style-name="Standard">עניין שחומר יש לי חוזר שכנזרתי. זה היה הבתון הפנימי האמיתי שלו. הוא לא יש בלי אף אחד. מבחינתו זה היה אבמנט ו גיע אליו וזה הביטוי הפנימי שלו זה יכול להיות</text:p>
      <text:p text:style-name="Standard">איבנ זה לא בכ</text:p>
      <text:p text:style-name="Standard">אבל זה יכול להיות שיש לו תשוקה לרכב ולנהיגה ולאסתטיקה וא אין שום בעיה אין לנו בעיה עם המוצר עצמו רק אם זה מידב אויבדובי</text:p>
      <text:p text:style-name="Standard">שם אני יכול להיות קשור שאני מודד את עצמי זה גם חיצוני אבל כן למכונית בהחלט תשובה מה</text:p>
      <text:p text:style-name="Standard">ובא להתמודד עם מה</text:p>
      <text:p text:style-name="Standard">עם זה שרצונות שאנשים מביאים לעתים הם רצונות ריקים מטופש כאילו לברר בניסו</text:p>
      <text:p text:style-name="Standard">כן הבן אדם חי חיים ויש לו הכל והוא מרגיש ריק אז משהו שמה לא מתמלא אז אתה מתחיל רגע לחקור למה יש לו הכל ומשהו לא מתמלא יכול להיות שכל מה שהוא מילה את עצמו לא נולד מתוך השורשים שלו אם זה לא נותן אז יש לו הכל ואין לו כלום כמה אנחנו רואים את זה כל התרבות שלנו יושבת על הדבר הזה כל ה רעיון מעוררים חוסר אצל האנשים. בסדר? גם ברצונות יש מדרגים מהגולמי והגשמי ביותר לרוחני והמושט ביותר. בסדר? וגם בתהליך התפתחותם עם מטופלים אנחנו בסוף או בכלל כבני אדם אנחנו רוצים ללכת ולחקור ולהפוך את הרצונות למאודנים יותר. יותר מופשטים. יותר מופשטים. יותר מופשטים. יותר מופשטים. בסדר. באיזה הקשר</text:p>
      <text:p text:style-name="Standard">לא הבנתי</text:p>
      <text:p text:style-name="Standard">אמרת לפני כשר</text:p>
      <text:p text:style-name="Standard">לפני זה לפני זה לפני זה כן</text:p>
      <text:p text:style-name="Standard">לא אמרנו שהרבה פעמים בחברה שלנו תופסים את הרצון כאגואיסטי</text:p>
      <text:p text:style-name="Standard">זאת אומרת יש שם איזה חיבור שהוא לא נכון שהוא התניה אבל כן אין לו מגימה</text:p>
      <text:p text:style-name="Standard">עוד כלי קטן שאני רוצה לגעת פה כי אני רוצה לסגור איזה פינה אחת לפני שאנחנו א יש כלי שאנחנו כלי קוראים לו כלי הזרע והפירות תת חמקמק. כלי הזרע והפירות אומר שבן אדם רוצה לברר אם הרצון הזה הוא אמיתי או לא אמיתי. נגיד הוא אומר אני רוצה א להיות מורה להתפתחות כן אתם פה אני רוצה להיות מטפל מה הזרע מהפירות? הוא אומר אני רוצה להיות מטפל. איך בודקים אם הרצון הזה הוא עמוק ונכון ואמיתי? מה זה אומר זרע ופירות? הפרידים שאתה שואלים אותך קודם כל מבודים את קול הזה ורואים אם זה באמת אם זה אמיתי</text:p>
      <text:p text:style-name="Standard"><text:soft-page-break/>למה אתה רוצה לטפל כי</text:p>
      <text:p text:style-name="Standard">מאיפה זה נולד של</text:p>
      <text:p text:style-name="Standard">אז אני רוצה להיות מטפל מה הפירות של זה איזה השפעה אני רוצה שיהיה לזה זה פרי ואחרי שתהיה לזה השפעה מה אני בודק מה זה גורם לי להרגיש ואיזה חלקים שלי באים לתי ביטוי זה כלי זרע ופירות זה עושה סדר זה קצת כלי אינטליגנטי הוא דורש קצת אינטליגנציה מהל אגבני</text:p>
      <text:p text:style-name="Standard">זה השם</text:p>
      <text:p text:style-name="Standard">כי מישהו יכול מישהו יכולה להגיד אני רוצה להיות זמרת, אבל היא לא באמת יודעת זה אגו, זה סתם פרסום, זה כסף, אני רוצה להיות כמו השכנה, איך אני יודע שהרצון הזה מבורר? אתם קוראים לזה זר ופירות מה פה עוזר מה?</text:p>
      <text:p text:style-name="Standard">בוא בוא בוא בוא תחשבו רגע לבד. הרי אי אפשר לזכור את המודלים האלה. תזכרו את הרעיון. אני הרי לא יושב מול מישהו ואומר, "טוב, בוא נפיל עליו את מודל הזרע והפירות." אני שואל שאלה פשוטה, למה הוא רוצה את הדבר הזה? אז אני שואל את עצמי בא פשוט מעניין למה הוא רוצה להיות הדבר הזה נכון מה האפשרויות אפשרות</text:p>
      <text:p text:style-name="Standard">מקבל את כל האישורים בחוץ אוקיי פחות מגניב נכון כי זה משרט את האגו הלאה</text:p>
      <text:p text:style-name="Standard">כן פשוט</text:p>
      <text:p text:style-name="Standard">כן אבל בוא בוא בוא בוא נעשה את זה ובזה נסיים להיום מישהו אומר לי שהוא רוצה להיות זמר או זמרת אני עכשיו רוצה לראות שהוא הולך בנתיב נכון בבוז אחריות שלי נכון נו יאללה בוא נהיה זמרת. לא יודע. האח הבן שלי הלך להיות דוגמן. אוקיי. מה מה שאתה אומר זה בוא נצייר שנייה אחת את התמונה הזאת במקסימום. כאילו לא אתה עומד עלמסטה אתה דוגמן את זמרת מה האטקם של הרצון הזה ואז אני מצייר outcם. מריעים לי באצטדיון. אוקיי.</text:p>
      <text:p text:style-name="Standard">עכשיו מריעים לך באצטדיון. מה אתה שואל? מה החוויה שנוצרת? אוקיי? מה זה מחלץ ממני? מי אני הופך להיות? מה אני מרגיש? מה באישיות שלי אני מממש? חבר'ה, זה יותר חשוב. בן אדם אומר, אפילו אם תסתכלו, בוא נחלק את זה ל</text:p>
      <text:p text:style-name="Standard">לזרע, ענף או גזע או גבעו, לא משנה ופרי. להיות זמרת. מה זה? זה לא זה לא הזרע זה הענף</text:p>
      <text:p text:style-name="Standard">זה יכול להיות לייקים וזה יכול להיות ריגוש וזה יכול להיות השראה נכון שלושה דברים שונים או כסף יופי אם זה קורה אנחנו שואלים אז מה זה כאילו מבלבל קצת שלח</text:p>
      <text:p text:style-name="Standard">אם בן אדם היה אומר לי אנשים פשוט לא עובדים ככה אם בן אדם היה אומר לי תקשיב אני רוצה לממש את הקשב שלי את הראייה שלי את עומק ההתבוננות שלי א ואת ההשגה הרוחנית שלי שורש כאילו זרע על ידי זה שאני אפיץ את התורה שלי בפודקאסט וזה יגרום לעולם לפרוח ולצמוח אז הוא מסודר הוא יודע מה הבי, מה הדו, מה ההב, אבל זה לא מה שקורה. נכון? במקרה הטוב הוא יודע להסתכל על המדף ולהגיד זה מה שאני רוצה. או לפעמים הוא פשוט יודע להגיד אני רוצה להיות זמרת, אבל אני רוצה, אני לא יודע, זה מבחוץ, זה מבפנים, זה אגו, זה מה יגידו. אז אני צריך לבדוק רגע את כל המהלך. אני אומר לו, אם תהיה זמר, מה ההפירות האולטימטיבים? כלומר במציאות איזה מציאות תתממש מהזמרות הזאת. אוקיי? אם זה תממש איזה חלקים שלך יבואו לידי ביטוי?</text:p>
      <text:p text:style-name="Standard">מבינים מה זה איזה חלקים? מה אני ארגיש? איזה שלי יבואו לידי ביטוי. אה חבר'ה אני בסך הכל המצאתי לזה שם אז תשארו רגע במהות לדלק שממנו אני פועל ולמה שממנו אני פועל. אני ממש ממש רוצה להיות זמרת. מה השאלה מתבקשת? למה? הלמה ילך לאן? או החוצה או פנימה. נכון? רוב האנשים יגידו כי זו התוצאה שאני רוצה לקבל. אם הבן אדם אומר כי זה מה שאני רוצה להרגיש, זה מה שאני רוצה להביע, זה מה שאני רוצה להיות, זה אהבה, יופי, אנחנו במקום יותר עמוק, אבל זה לרוב לא מה שיקרה. אתם מבינים את זה? אז אני אומר, בהנחה שזה קורה, מה קורה בפנימיות? שלך אם לא קורה שם כלום אז אנחנו לא אנחנו לא במקום מגניב אה אם חאו לי כפיים אני ארגיש טוב עם עצמי לא יודע זה תשוקה לממש לא זה בור למלא לא חותם</text:p>
      <text:p text:style-name="Standard">זה הבדל תאומי אני לא חותם על לא חותם על העסקה אני לא מקדם אותו לשם</text:p>
      <text:p text:style-name="Standard">אני אני במנדט האגרסיבי של בית ספר מנהיגות תודעתית אני לא הולך באיבר אחרי המטופלים שלי אתה מבין אני הוא רוצה להיות אני לא אומר לו יאללה אני אותך להיות זמר. למה? למה זמר? למה זמרת? למה? מה אתה רוצה לממש בהוויה שלך דרך הפעולה הזו שייצר איזה השפעה?</text:p>
      <text:p text:style-name="Standard">כן. לא, אבל B זה אף פעם לא ממלא בור. B זה ביטוי של תשוקה.</text:p>
      <text:p text:style-name="Standard">אנחנו נלמד את השיעור הזה הבאה וזה יותר ברור. תן תן דוגמה של תשוקה. מחייר עוד כפיים בור למדה.</text:p>
      <text:p text:style-name="Standard">קדם רק</text:p>
      <text:p text:style-name="Standard">לעורר רגש.</text:p>
      <text:p text:style-name="Standard">חבר אנשים. לחבר אנשים ליופי. ומה זה מוציא ממך? זה יחבר אותי ל למוזיקה שלי. זה יחבר אותי לרגש שלי. זה יחבר אותי לגבוה שלי. זה אוקיי? יש משהו שלי ש תראו כשמישהו תעשו את זה יותר פשוט. מישהו אומר לי אני רוצה כשמישהו שואל אותי מה להיות כשאני מה לעשות כניהיה גדול אני תמיד שואל אותו מה אתה רוצה להרגיש? איזה חלקים שלך אתה מעוניין לבטא. יש לך שתי דרכים לעשות את זה. רוב האנשים, אולי היום פחות, אבל בעבר בוודאי, מסתכלים על המכולת שיש לעולם להציע ואומרים ספר, נגר, עורך דין. נכון? ככה אנחנו מסתכלים היום על העולם בשאיפה שמשהו ינגן את הניגון שלי. אבל <text:soft-page-break/>אנחנו שגם לא חושבים בכלל את הניגון, זה יותר מחשבה פרקטית. מה לכל הכוחות מאות? המקומות היותר מעניינים הם איזה חלקים שבי אני מעוניין לבטא ומה אני מעוניין להרגיש בתוך הפרנסה שלי, בתוך הקריירה שלי במ</text:p>
      <text:p text:style-name="Standard">בדרך כלל יש שם אנשים</text:p>
      <text:p text:style-name="Standard">בדרך כלל יש שם גם אחרים</text:p>
      <text:p text:style-name="Standard">רחלי לגבי השאלה שלך גם וגם ברור אנחנו לא אומרים שזמר לא רוצה גם לקבל מתחילות כפיים בסדר אבל והוא רוצה לקבל מתחילות כפיים אבל השאלה אם זה כמילוי לאגעו שלו כי אחרת הוא מרגיש חסר ערך ואוי בואים לא מכו לו כפיים או שהמחירות כפיים מראות לו שהמוזיקה נגעה ובסדר וחוץ מזה שאנחנו אף אחד מאיתנו לא ב-100% אה נתו לגו בסדר אנחנו רק אומרים ברגע שאתה 51% לפחות מחובר למהות שלך את כבר אתה מנהיג את החיים שלך כבר במקום אחר בסדרך תמיד יעבור דרך הצלחה ההצלחה תמיד מקבלת מרן מבחוץ</text:p>
      <text:p text:style-name="Standard">אבל גם את ההצלחה אנחנו יכולים לממש האם כל האם זה יושב על המקום של הצורך בהכרה שזה המימד הילדי של האגו</text:p>
      <text:p text:style-name="Standard">או שההכרה היא במהות שאני מבקש לממש</text:p>
      <text:p text:style-name="Standard">לא הצלחה אתה לא תקבל את ה</text:p>
      <text:p text:style-name="Standard">אנחנו לא נגד הצלחה</text:p>
      <text:p text:style-name="Standard">טל בשן יש לו פודקאסט אוקיי יש הפודקאסט אין לו שום קיום ללא המאזינים חבר'ה תחזיקו סדונות עוד רגע זה חשוב לי לסגור את זה כי יש לפודקאסט אין זכות קיום בלי מאזין הוא לא חי בווקום בסדר האם ההכרה בו התכלית שלה זה להגיד וואו איזה תותח אני אז התכלית שלה זה למלא בור הצורך שלי בהכרה כלומר הנתינה כל התכלית שלה היא מילו קבלה בעצם זו לא נתינה זו לקיחה מצד שני אותה הצלחה יכולה למלא אותי בעונג כי יש יש פה מימד של השפעה שאותו רציתי להשיג. ברור שזה מבולגן. יש גם מזה וגם מזה. ברור שהאגו הוא שם. תלב בשן הוא לא מואר. יש גם את המומד של האגו שמתענג וגם את המימד של ההשפעה. אני מנסה לשחק אותה כאילו השפה יותר חשובה לי מהאגו. אבל בסוף יש פה איזה דיאלוג של אור מול חושך. בסדר? לא מצליח לנקות את זה עד הסוף אבל זה המאבק. אבל אם כל התכלית של הפודקאסט הייתה שאני אחוש ערך אז I'm using you. כי מישהו שצאה את זה סכום קיצוני אז בשנייה שרגעים לחיות כפיים הוא נשבר הוא מתמוטט זה בדיוק הסיפור</text:p>
      <text:p text:style-name="Standard">שם יש יותר קל באנשים שמעינים לך אתה תלוי בקהל שחיצור ברור</text:p>
      <text:p text:style-name="Standard">והצב החופשי אחרי שעלימה בוא נגיד בן אדם אמר בצב החופשי שלי זה להיות חזר הבנוות הבנו</text:p>
      <text:p text:style-name="Standard">עכשיו מעבירים אותו לקוצינג למאמן הקרוב למקום מגורך ר קצת מהסיונות שלך מחזיקה כל החיים</text:p>
      <text:p text:style-name="Standard">לרוב תשוקה תקשיבו רגע אני עושה רגע ק אני גם רואה אתכם קצת על הזה אחד רגע תנשמו רגע שנו לכו לא יקרה כלום כמה דקות במפקש הבא הבא אנחנו הולכים ללמד שני דברים או שניים שלושה דברים שעוסקים בחשיפה של ייעוד אוקיי עכשיו גירדנו רצונות דיברנו חסמים נלמד כמה מודלים שחוספים יעוד בסדר יש כמה מודלים אין כרגע אין לכם רגע את האוויר אבל יש אני אציג לפחות שלושה מודלים שאם עובדים איתם אתה יכול לגלוש את השורש שמניע את הבן אדם אמת</text:p>
      <text:p text:style-name="Standard">אין 50 תשוקות גנריות פנימיות בסדר אין 30 אין גם 10 יש בודדות אח שני אני יכול להיות זה הרבה דרכים</text:p>
      <text:p text:style-name="Standard">אז אנחנו בסוף רוצים להביא מישהו ל לפעול מתוך זה שהתשוקה הרצון הוא הרצון של התשוקה שלו כתובים לדבר הזה תשוקה גנרית למה גנרית כי היא בסיסית היא בשורש שלי והתפקיד שלי בחיים שלי והתפקיד שלי בחיים של האנשים שב לטיפול זה לחבר אותם בין ההתר לאותה תשוקה הגנרית שאני יודע מה אני רוצה הרצון הוא מהשורשים הנכונים יש חלק בי שאני רוצה לבטא אותו יש דרך לפעול והסביבה נהנית ממנו ואם הסביבה נהנית ממנו אז אני חוזרת עליי ואני יכול להמשיך לפעול למערכת היה אז אנחנו ניתן כמה כלים כאלה לאיך עושים את הדבר הזה בסדר</text:p>
      <text:p text:style-name="Standard">כאילו על כאילו על השיחה הזאתי כאילו קצת על התפר בין אימון לטיפול אין אי אפשר לייצר ולינ למטופל גם אם קיפלתי לו קצת בבעיה בזוגיות או באיזה טראומת ילדות אם לא חיברתי אותו או שלא ראיתי שיש ניתוק בינו לבין הרצון העמוד שלו לא יכול להיות הוא לא זמן בגלל זה זה חלק מספול בסדר זה</text:p>
      <text:p text:style-name="Standard">כל היא הלימה בין הרצון למציאות מוביל ל שחיקה שחיקה שחיקה שחיקה שחיקה שחיקה שחיקה שחיקה</text:p>
      <text:p text:style-name="Standard">כן אני כזה תגידי לי טל תעצום עיניים תראה עץ ירוק לא עץ לא ירוק לא יודע מה יש מסוגל לא היה דמיון לא היה דמיון אחד לא היה דמיון מודר אחד בחיים שהצלחתי להיות שתי שניות דמיון מודר זה לא הדרך לעבוד איתי אני אני מתחבר לרגשות שלי אני יודע מה אני מרגיש</text:p>
      <text:p text:style-name="Standard">תראו לפעמים זה דווקא טוב לקחת מישהו מהערוץ שהוא רגיל אליו נגיד הוא מאוד מאוד שכלי ושם הוא לא יכול לקבל החלטה אז כן יקח אותו לגוף או לדמיון לנסה ואם יש איזשהו נטיב חסום ניצח אותי</text:p>
      <text:p text:style-name="Standard">שוב מה שלא אומרת מתחבר למשפט שאנחנו לא פותרים בכלל תכתבו את זה אנחנו לא פותרים את הבעיה במישור בו היא הוגשה לנו זה כן זה אמרנו את זה דיברנו על זה רצונות אבל באופן כללי תבינו אם זה הוגש במישור מסוים אין לי מה להמשיך לעבוד במישור הזה אז אם מישהו בא איתי בדיאלקטיקה רגשית שלא מוציאה את עצמו מהשבח אני מעביר אותו לשכל ואם הוא מגיע בדיאלקטיקה שכלית שהוא <text:soft-page-break/>לא יוצא מהשמח אני אביא לו עוד שכל אני אוציא אותו משם באיזשהו אופן אין לי מה מה זה כמו זה ממש מטופש</text:p>
      <text:p text:style-name="Standard">בכלים רגשיים הדבר לפחות ממה שאני מכירה היא שובתוז כאילו למקום הראשון צודי ישר אני זה מאוד מאוד קל א לעבוד עם הדבר הזה אני אסיים בדבר הזה ורק נגיד לכם כמה דברים נתקש הבא אני אומר חגית אני מבין שאת עובדת חזק מאוד עם הכלי השכלי כן את מאוד חזקה בקבלת החלטות אזה כמה זמן את כבר בדילמה הזו שנה והכלי הזה עובד לך לא בתור בן אדם מאוד מאוד שכלי ורציונלי את רוצה לנסות עוד שנה לא אז מה את מציאה יש לך מה דעת איך שנעבור לכלי אחר שאת פחות מורגלת בו איזה בשנייה אתה יוצא מזה לוגיקה</text:p>
      <text:p text:style-name="Standard">דרך הלוגיקה זה קוץ בשביל להוציא קוץ אני משתמש בלוגיקה שלו בשביל להוציא אותו משימוש בלוגיקה שלו בן אדם</text:p>
      <text:p text:style-name="Standard">זורקה כבר צודק</text:p>
      <text:p text:style-name="Standard">כן</text:p>
      <text:p text:style-name="Standard">כמה שנים אתה כבר צודק כן יושב פה מישהו בסדנה צודק הוא אומר לו כמה שנים אתה כבר צודק אומר לי 15 שנה אני אומר לו טוב רוצה עוד חמישה ימים להיות צודק. באת בשביל להתווכח. מפגש הבא אני איננו אני מסומם בפלייה בברנ שמה תזהו אותי בזה ליאני. אה</text:p>
      <text:p text:style-name="Standard">כן</text:p>
      <text:p text:style-name="Standard">הבאתי את השם של הקב שלכם אתה לא יודע.</text:p>
      <text:p text:style-name="Standard">ברור שאני יודע. Living room. The living room. אה עוד לא. ביי. אה שאני ליאן תחזיק את המפקש הבא. אחרי זה נחזור ללמוד את שתי הכלים של הגילוי ייעוד. אני חושב שזה מאוד מאוד חשוב להרבה מאוד במפגש הבא אנחנו בעיקר אנחנו פה נלמד על כל של ביחוד שליטה פני חיצוני ועומקים והמשמעות שלו לטיפול בסדר תודה רבה</text:p>
      <text:p text:style-name="Standard">יאללה תודה רבה נחפש את המיקרופון</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8T04:23:57.251924200</meta:creation-date>
    <dc:date>2025-11-18T04:24:24.031872000</dc:date>
    <meta:editing-duration>PT27S</meta:editing-duration>
    <meta:editing-cycles>1</meta:editing-cycles>
    <meta:document-statistic meta:table-count="0" meta:image-count="0" meta:object-count="0" meta:page-count="20" meta:paragraph-count="461" meta:word-count="15163" meta:character-count="71984" meta:non-whitespace-character-count="57282"/>
    <meta:generator>LibreOffice/25.8.2.2$Windows_X86_64 LibreOffice_project/d401f2107ccab8f924a8e2df40f573aab7605b6f</meta:generator>
  </office:meta>
</office:document-meta>
</file>